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63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67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8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69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70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71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7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59c96" officeooo:paragraph-rsid="0004f1de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0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5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2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2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2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2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3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3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3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3138b5"/>
    </style:style>
    <style:style style:name="P135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136" style:family="paragraph" style:parent-style-name="Standard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37" style:family="paragraph" style:parent-style-name="Heading_20_1">
      <style:paragraph-properties fo:line-height="100%"/>
    </style:style>
    <style:style style:name="P138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officeooo:paragraph-rsid="00e5f85d"/>
    </style:style>
    <style:style style:name="P139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40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4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42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143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4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4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46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47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46cb45" style:font-weight-asian="normal" style:font-weight-complex="normal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1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1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3138b5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5" style:family="text">
      <style:text-properties officeooo:rsid="00fedcab"/>
    </style:style>
    <style:style style:name="T36" style:family="text">
      <style:text-properties officeooo:rsid="0013b216"/>
    </style:style>
    <style:style style:name="T37" style:family="text">
      <style:text-properties officeooo:rsid="00043d3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f1de" style:font-weight-asian="normal" style:font-weight-complex="normal"/>
    </style:style>
    <style:style style:name="T41" style:family="text">
      <style:text-properties fo:font-weight="normal" officeooo:rsid="00059c96" style:font-weight-asian="normal" style:font-weight-complex="normal"/>
    </style:style>
    <style:style style:name="T42" style:family="text">
      <style:text-properties fo:font-weight="normal" officeooo:rsid="00061718" style:font-weight-asian="normal" style:font-weight-complex="normal"/>
    </style:style>
    <style:style style:name="T43" style:family="text">
      <style:text-properties fo:font-weight="normal" officeooo:rsid="00072975" style:font-weight-asian="normal" style:font-weight-complex="normal"/>
    </style:style>
    <style:style style:name="T44" style:family="text">
      <style:text-properties fo:font-weight="normal" officeooo:rsid="00194778" style:font-weight-asian="normal" style:font-weight-complex="normal"/>
    </style:style>
    <style:style style:name="T45" style:family="text">
      <style:text-properties fo:font-weight="normal" officeooo:rsid="0023b5ad" style:font-weight-asian="normal" style:font-weight-complex="normal"/>
    </style:style>
    <style:style style:name="T46" style:family="text">
      <style:text-properties fo:font-weight="normal" officeooo:rsid="0030463c" style:font-weight-asian="normal" style:font-weight-complex="normal"/>
    </style:style>
    <style:style style:name="T47" style:family="text">
      <style:text-properties fo:font-weight="normal" officeooo:rsid="0032041a" style:font-weight-asian="normal" style:font-weight-complex="normal"/>
    </style:style>
    <style:style style:name="T48" style:family="text">
      <style:text-properties fo:font-weight="normal" officeooo:rsid="003db249" style:font-weight-asian="normal" style:font-weight-complex="normal"/>
    </style:style>
    <style:style style:name="T49" style:family="text">
      <style:text-properties fo:font-weight="normal" officeooo:rsid="0040d982" style:font-weight-asian="normal" style:font-weight-complex="normal"/>
    </style:style>
    <style:style style:name="T50" style:family="text">
      <style:text-properties fo:font-weight="normal" officeooo:rsid="004124e5" style:font-weight-asian="normal" style:font-weight-complex="normal"/>
    </style:style>
    <style:style style:name="T51" style:family="text">
      <style:text-properties fo:font-weight="normal" officeooo:rsid="00420662" style:font-weight-asian="normal" style:font-weight-complex="normal"/>
    </style:style>
    <style:style style:name="T52" style:family="text">
      <style:text-properties fo:font-weight="normal" officeooo:rsid="0042c288" style:font-weight-asian="normal" style:font-weight-complex="normal"/>
    </style:style>
    <style:style style:name="T53" style:family="text">
      <style:text-properties fo:font-weight="normal" officeooo:rsid="0043858c" style:font-weight-asian="normal" style:font-weight-complex="normal"/>
    </style:style>
    <style:style style:name="T54" style:family="text">
      <style:text-properties fo:font-weight="normal" officeooo:rsid="004c7182" style:font-weight-asian="normal" style:font-weight-complex="normal"/>
    </style:style>
    <style:style style:name="T55" style:family="text">
      <style:text-properties fo:font-weight="normal" officeooo:rsid="004e0ee6" style:font-weight-asian="normal" style:font-weight-complex="normal"/>
    </style:style>
    <style:style style:name="T56" style:family="text">
      <style:text-properties fo:font-weight="normal" officeooo:rsid="0051f07d" style:font-weight-asian="normal" style:font-weight-complex="normal"/>
    </style:style>
    <style:style style:name="T57" style:family="text">
      <style:text-properties fo:font-weight="normal" officeooo:rsid="0053cdb5" style:font-weight-asian="normal" style:font-weight-complex="normal"/>
    </style:style>
    <style:style style:name="T58" style:family="text">
      <style:text-properties fo:font-weight="normal" officeooo:rsid="005ccf0d" style:font-weight-asian="normal" style:font-weight-complex="normal"/>
    </style:style>
    <style:style style:name="T59" style:family="text">
      <style:text-properties fo:font-weight="normal" officeooo:rsid="006e9e53" style:font-weight-asian="normal" style:font-weight-complex="normal"/>
    </style:style>
    <style:style style:name="T60" style:family="text">
      <style:text-properties fo:font-weight="normal" officeooo:rsid="00745ad9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08d8493" style:font-weight-asian="normal" style:font-weight-complex="normal"/>
    </style:style>
    <style:style style:name="T63" style:family="text">
      <style:text-properties fo:font-weight="normal" officeooo:rsid="008deecb" style:font-weight-asian="normal" style:font-weight-complex="normal"/>
    </style:style>
    <style:style style:name="T64" style:family="text">
      <style:text-properties fo:font-weight="normal" officeooo:rsid="0092b48e" style:font-weight-asian="normal" style:font-weight-complex="normal"/>
    </style:style>
    <style:style style:name="T65" style:family="text">
      <style:text-properties fo:font-weight="normal" officeooo:rsid="009f0e7f" style:font-weight-asian="normal" style:font-weight-complex="normal"/>
    </style:style>
    <style:style style:name="T66" style:family="text">
      <style:text-properties fo:font-weight="normal" officeooo:rsid="00a8c0e9" style:font-weight-asian="normal" style:font-weight-complex="normal"/>
    </style:style>
    <style:style style:name="T67" style:family="text">
      <style:text-properties fo:font-weight="normal" officeooo:rsid="00aa75c1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weight="normal" officeooo:rsid="00d26a3f" style:font-weight-asian="normal" style:font-weight-complex="normal"/>
    </style:style>
    <style:style style:name="T70" style:family="text">
      <style:text-properties fo:font-weight="normal" officeooo:rsid="00e504a4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118fd61" style:font-weight-asian="normal" style:font-weight-complex="normal"/>
    </style:style>
    <style:style style:name="T73" style:family="text">
      <style:text-properties fo:font-weight="normal" officeooo:rsid="011a3dc9" style:font-weight-asian="normal" style:font-weight-complex="normal"/>
    </style:style>
    <style:style style:name="T74" style:family="text">
      <style:text-properties fo:font-weight="normal" officeooo:rsid="011b937a" style:font-weight-asian="normal" style:font-weight-complex="normal"/>
    </style:style>
    <style:style style:name="T75" style:family="text">
      <style:text-properties fo:font-weight="normal" officeooo:rsid="012e1997" style:font-weight-asian="normal" style:font-weight-complex="normal"/>
    </style:style>
    <style:style style:name="T76" style:family="text">
      <style:text-properties fo:font-weight="normal" officeooo:rsid="0135c58f" style:font-weight-asian="normal" style:font-weight-complex="normal"/>
    </style:style>
    <style:style style:name="T77" style:family="text">
      <style:text-properties fo:font-weight="normal" officeooo:rsid="0140ac1e" style:font-weight-asian="normal" style:font-weight-complex="normal"/>
    </style:style>
    <style:style style:name="T78" style:family="text">
      <style:text-properties fo:font-weight="normal" officeooo:rsid="0143bc7d" style:font-weight-asian="normal" style:font-weight-complex="normal"/>
    </style:style>
    <style:style style:name="T79" style:family="text">
      <style:text-properties fo:font-weight="normal" officeooo:rsid="0145520a" style:font-weight-asian="normal" style:font-weight-complex="normal"/>
    </style:style>
    <style:style style:name="T80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81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5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8" style:family="text">
      <style:text-properties officeooo:rsid="0004f1de"/>
    </style:style>
    <style:style style:name="T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fo:font-style="normal" officeooo:rsid="0040d982" style:font-style-asian="normal" style:font-style-complex="normal"/>
    </style:style>
    <style:style style:name="T103" style:family="text">
      <style:text-properties fo:font-style="normal" officeooo:rsid="001b3e56" style:font-style-asian="normal" style:font-style-complex="normal"/>
    </style:style>
    <style:style style:name="T104" style:family="text">
      <style:text-properties fo:font-style="normal" officeooo:rsid="004c7182" style:font-style-asian="normal" style:font-style-complex="normal"/>
    </style:style>
    <style:style style:name="T105" style:family="text">
      <style:text-properties fo:font-style="normal" officeooo:rsid="00501dd2" style:font-style-asian="normal" style:font-style-complex="normal"/>
    </style:style>
    <style:style style:name="T106" style:family="text">
      <style:text-properties fo:font-style="normal" officeooo:rsid="0100d3be" style:font-style-asian="normal" style:font-style-complex="normal"/>
    </style:style>
    <style:style style:name="T10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13d94b5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147d121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14a887b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53" style:family="text">
      <style:text-properties officeooo:rsid="00061718"/>
    </style:style>
    <style:style style:name="T154" style:family="text">
      <style:text-properties officeooo:rsid="00072975"/>
    </style:style>
    <style:style style:name="T155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56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57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58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59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0" style:family="text">
      <style:text-properties style:font-name="Liberation Serif" fo:font-style="normal" style:text-underline-style="none" fo:font-weight="normal" officeooo:rsid="012554a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1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2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3" style:family="text">
      <style:text-properties style:font-name="Liberation Serif" fo:font-style="normal" style:text-underline-style="none" fo:font-weight="normal" officeooo:rsid="014a88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4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5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76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7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8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9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0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1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82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83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84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85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86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87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88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89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90" style:family="text">
      <style:text-properties style:font-name="Liberation Serif" officeooo:rsid="0044ae78"/>
    </style:style>
    <style:style style:name="T191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92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93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4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5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6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7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8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99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00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01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02" style:family="text">
      <style:text-properties officeooo:rsid="00194778"/>
    </style:style>
    <style:style style:name="T203" style:family="text">
      <style:text-properties officeooo:rsid="0030463c"/>
    </style:style>
    <style:style style:name="T204" style:family="text">
      <style:text-properties officeooo:rsid="0030e0a1"/>
    </style:style>
    <style:style style:name="T205" style:family="text">
      <style:text-properties officeooo:rsid="00408209"/>
    </style:style>
    <style:style style:name="T206" style:family="text">
      <style:text-properties style:text-underline-style="none" fo:font-weight="normal" style:font-weight-asian="normal" style:font-weight-complex="normal"/>
    </style:style>
    <style:style style:name="T207" style:family="text">
      <style:text-properties style:text-underline-style="none" fo:font-weight="normal" officeooo:rsid="004124e5" style:font-weight-asian="normal" style:font-weight-complex="normal"/>
    </style:style>
    <style:style style:name="T208" style:family="text">
      <style:text-properties style:text-underline-style="none" fo:font-weight="normal" officeooo:rsid="00059c96" style:font-weight-asian="normal" style:font-weight-complex="normal"/>
    </style:style>
    <style:style style:name="T209" style:family="text">
      <style:text-properties style:text-underline-style="none" fo:font-weight="normal" officeooo:rsid="00420662" style:font-weight-asian="normal" style:font-weight-complex="normal"/>
    </style:style>
    <style:style style:name="T210" style:family="text">
      <style:text-properties style:text-underline-style="none" fo:font-weight="normal" officeooo:rsid="0042c288" style:font-weight-asian="normal" style:font-weight-complex="normal"/>
    </style:style>
    <style:style style:name="T211" style:family="text">
      <style:text-properties style:text-underline-style="none" fo:font-weight="normal" officeooo:rsid="004e0ee6" style:font-weight-asian="normal" style:font-weight-complex="normal"/>
    </style:style>
    <style:style style:name="T212" style:family="text">
      <style:text-properties style:text-underline-style="none" fo:font-weight="normal" officeooo:rsid="0013b216" style:font-weight-asian="normal" style:font-weight-complex="normal"/>
    </style:style>
    <style:style style:name="T213" style:family="text">
      <style:text-properties style:text-underline-style="none" fo:font-weight="normal" officeooo:rsid="0053cdb5" style:font-weight-asian="normal" style:font-weight-complex="normal"/>
    </style:style>
    <style:style style:name="T214" style:family="text">
      <style:text-properties style:text-underline-style="none" fo:font-weight="normal" officeooo:rsid="00061718" style:font-weight-asian="normal" style:font-weight-complex="normal"/>
    </style:style>
    <style:style style:name="T215" style:family="text">
      <style:text-properties style:text-underline-style="none" fo:font-weight="normal" officeooo:rsid="0004f1de" style:font-weight-asian="normal" style:font-weight-complex="normal"/>
    </style:style>
    <style:style style:name="T216" style:family="text">
      <style:text-properties style:text-underline-style="none" fo:font-weight="normal" officeooo:rsid="0070ec7d" style:font-weight-asian="normal" style:font-weight-complex="normal"/>
    </style:style>
    <style:style style:name="T217" style:family="text">
      <style:text-properties style:text-underline-style="none" fo:font-weight="normal" officeooo:rsid="008a6699" style:font-weight-asian="normal" style:font-weight-complex="normal"/>
    </style:style>
    <style:style style:name="T218" style:family="text">
      <style:text-properties style:text-underline-style="none" fo:font-weight="normal" officeooo:rsid="008deecb" style:font-weight-asian="normal" style:font-weight-complex="normal"/>
    </style:style>
    <style:style style:name="T219" style:family="text">
      <style:text-properties style:text-underline-style="none" fo:font-weight="normal" officeooo:rsid="0008bf16" style:font-weight-asian="normal" style:font-weight-complex="normal"/>
    </style:style>
    <style:style style:name="T220" style:family="text">
      <style:text-properties style:text-underline-style="none" fo:font-weight="normal" officeooo:rsid="0030e0a1" style:font-weight-asian="normal" style:font-weight-complex="normal"/>
    </style:style>
    <style:style style:name="T221" style:family="text">
      <style:text-properties style:text-underline-style="none" fo:font-weight="normal" officeooo:rsid="003574fe" style:font-weight-asian="normal" style:font-weight-complex="normal"/>
    </style:style>
    <style:style style:name="T222" style:family="text">
      <style:text-properties style:text-underline-style="none" fo:font-weight="normal" officeooo:rsid="0097fbd1" style:font-weight-asian="normal" style:font-weight-complex="normal"/>
    </style:style>
    <style:style style:name="T223" style:family="text">
      <style:text-properties style:text-underline-style="none" fo:font-weight="normal" officeooo:rsid="00754e19" style:font-weight-asian="normal" style:font-weight-complex="normal"/>
    </style:style>
    <style:style style:name="T224" style:family="text">
      <style:text-properties style:text-underline-style="none" fo:font-weight="normal" officeooo:rsid="00c3c71b" style:font-weight-asian="normal" style:font-weight-complex="normal"/>
    </style:style>
    <style:style style:name="T225" style:family="text">
      <style:text-properties style:text-underline-style="none" fo:font-weight="normal" officeooo:rsid="00072975" style:font-weight-asian="normal" style:font-weight-complex="normal"/>
    </style:style>
    <style:style style:name="T226" style:family="text">
      <style:text-properties style:text-underline-style="none" fo:font-weight="normal" officeooo:rsid="00cd8f65" style:font-weight-asian="normal" style:font-weight-complex="normal"/>
    </style:style>
    <style:style style:name="T227" style:family="text">
      <style:text-properties style:text-underline-style="none" fo:font-weight="normal" officeooo:rsid="00d26a3f" style:font-weight-asian="normal" style:font-weight-complex="normal"/>
    </style:style>
    <style:style style:name="T228" style:family="text">
      <style:text-properties style:text-underline-style="none" fo:font-weight="normal" officeooo:rsid="00da04e3" style:font-weight-asian="normal" style:font-weight-complex="normal"/>
    </style:style>
    <style:style style:name="T229" style:family="text">
      <style:text-properties style:text-underline-style="none" fo:font-weight="normal" officeooo:rsid="00e504a4" style:font-weight-asian="normal" style:font-weight-complex="normal"/>
    </style:style>
    <style:style style:name="T230" style:family="text">
      <style:text-properties style:text-underline-style="none" fo:font-weight="normal" officeooo:rsid="0092b48e" style:font-weight-asian="normal" style:font-weight-complex="normal"/>
    </style:style>
    <style:style style:name="T231" style:family="text">
      <style:text-properties style:text-underline-style="none" fo:font-weight="normal" officeooo:rsid="00f60c80" style:font-weight-asian="normal" style:font-weight-complex="normal"/>
    </style:style>
    <style:style style:name="T232" style:family="text">
      <style:text-properties style:text-underline-style="none" fo:font-weight="normal" officeooo:rsid="00b7427f" style:font-weight-asian="normal" style:font-weight-complex="normal"/>
    </style:style>
    <style:style style:name="T233" style:family="text">
      <style:text-properties style:text-underline-style="none" fo:font-weight="normal" officeooo:rsid="00bfe78f" style:font-weight-asian="normal" style:font-weight-complex="normal"/>
    </style:style>
    <style:style style:name="T234" style:family="text">
      <style:text-properties style:text-underline-style="none" fo:font-weight="normal" officeooo:rsid="010d15dd" style:font-weight-asian="normal" style:font-weight-complex="normal"/>
    </style:style>
    <style:style style:name="T235" style:family="text">
      <style:text-properties style:text-underline-style="none" fo:font-weight="normal" officeooo:rsid="0147d121" style:font-weight-asian="normal" style:font-weight-complex="normal"/>
    </style:style>
    <style:style style:name="T236" style:family="text">
      <style:text-properties style:text-underline-style="none" fo:font-weight="normal" officeooo:rsid="0147e4d3" style:font-weight-asian="normal" style:font-weight-complex="normal"/>
    </style:style>
    <style:style style:name="T237" style:family="text">
      <style:text-properties style:text-underline-style="none" fo:font-weight="normal" officeooo:rsid="014a887b" style:font-weight-asian="normal" style:font-weight-complex="normal"/>
    </style:style>
    <style:style style:name="T238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39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40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41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42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243" style:family="text">
      <style:text-properties officeooo:rsid="0040d982"/>
    </style:style>
    <style:style style:name="T244" style:family="text">
      <style:text-properties officeooo:rsid="00420662"/>
    </style:style>
    <style:style style:name="T245" style:family="text">
      <style:text-properties officeooo:rsid="0044ae78"/>
    </style:style>
    <style:style style:name="T246" style:family="text">
      <style:text-properties officeooo:rsid="004c7182"/>
    </style:style>
    <style:style style:name="T247" style:family="text">
      <style:text-properties officeooo:rsid="004d8b35"/>
    </style:style>
    <style:style style:name="T248" style:family="text">
      <style:text-properties style:text-underline-style="solid" style:text-underline-width="auto" style:text-underline-color="font-color"/>
    </style:style>
    <style:style style:name="T249" style:family="text">
      <style:text-properties style:text-underline-style="solid" style:text-underline-width="auto" style:text-underline-color="font-color" officeooo:rsid="00061718"/>
    </style:style>
    <style:style style:name="T250" style:family="text">
      <style:text-properties style:text-underline-style="solid" style:text-underline-width="auto" style:text-underline-color="font-color" officeooo:rsid="00043d37"/>
    </style:style>
    <style:style style:name="T251" style:family="text">
      <style:text-properties style:text-underline-style="solid" style:text-underline-width="auto" style:text-underline-color="font-color" officeooo:rsid="000a08d6"/>
    </style:style>
    <style:style style:name="T252" style:family="text">
      <style:text-properties style:text-underline-style="solid" style:text-underline-width="auto" style:text-underline-color="font-color" officeooo:rsid="00bfd4bd"/>
    </style:style>
    <style:style style:name="T253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54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55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5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57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58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259" style:family="text">
      <style:text-properties officeooo:rsid="0053cdb5"/>
    </style:style>
    <style:style style:name="T260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61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62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63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64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65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66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67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68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69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70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71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72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73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74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75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76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77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78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79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80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81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82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83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84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85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86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7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8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9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90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91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92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93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94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95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296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297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98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99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00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01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302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303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304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305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06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07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308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309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310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11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12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313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314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15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316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17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318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319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320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21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22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23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24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25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26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27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28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29" style:family="text">
      <style:text-properties officeooo:rsid="005cf811"/>
    </style:style>
    <style:style style:name="T330" style:family="text">
      <style:text-properties officeooo:rsid="005ff056"/>
    </style:style>
    <style:style style:name="T331" style:family="text">
      <style:text-properties officeooo:rsid="00745ad9"/>
    </style:style>
    <style:style style:name="T332" style:family="text">
      <style:text-properties officeooo:rsid="0078a2da"/>
    </style:style>
    <style:style style:name="T333" style:family="text">
      <style:text-properties officeooo:rsid="00894806"/>
    </style:style>
    <style:style style:name="T334" style:family="text">
      <style:text-properties officeooo:rsid="008d8493"/>
    </style:style>
    <style:style style:name="T335" style:family="text">
      <style:text-properties officeooo:rsid="00c13698"/>
    </style:style>
    <style:style style:name="T336" style:family="text">
      <style:text-properties officeooo:rsid="00c2d31a"/>
    </style:style>
    <style:style style:name="T337" style:family="text">
      <style:text-properties officeooo:rsid="00c2d31a" fo:background-color="transparent" loext:char-shading-value="0"/>
    </style:style>
    <style:style style:name="T338" style:family="text">
      <style:text-properties officeooo:rsid="00cd8f65" fo:background-color="transparent" loext:char-shading-value="0"/>
    </style:style>
    <style:style style:name="T339" style:family="text">
      <style:text-properties officeooo:rsid="00d60023"/>
    </style:style>
    <style:style style:name="T340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41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42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43" style:family="text">
      <style:text-properties officeooo:rsid="00e504a4"/>
    </style:style>
    <style:style style:name="T344" style:family="text">
      <style:text-properties officeooo:rsid="00f94841"/>
    </style:style>
    <style:style style:name="T345" style:family="text">
      <style:text-properties officeooo:rsid="00fc1122"/>
    </style:style>
    <style:style style:name="T346" style:family="text">
      <style:text-properties officeooo:rsid="0106f4f7"/>
    </style:style>
    <style:style style:name="T347" style:family="text">
      <style:text-properties officeooo:rsid="010a4fce"/>
    </style:style>
    <style:style style:name="T348" style:family="text">
      <style:text-properties officeooo:rsid="0113f27b"/>
    </style:style>
    <style:style style:name="T349" style:family="text">
      <style:text-properties officeooo:rsid="0118fd61"/>
    </style:style>
    <style:style style:name="T350" style:family="text">
      <style:text-properties style:text-position="super 58%"/>
    </style:style>
    <style:style style:name="T351" style:family="text">
      <style:text-properties style:text-position="super 58%" officeooo:rsid="013138b5"/>
    </style:style>
    <style:style style:name="T352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53" style:family="text">
      <style:text-properties officeooo:rsid="013138b5"/>
    </style:style>
    <style:style style:name="T354" style:family="text">
      <style:text-properties officeooo:rsid="0140ac1e"/>
    </style:style>
    <style:style style:name="T355" style:family="text">
      <style:text-properties officeooo:rsid="0145520a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7" text:outline-level="1"><text:span text:style-name="T333">Dr </text:span>Kyle A Oman</text:h>
      <text:p text:style-name="P72"><text:tab/><text:span text:style-name="T37">Office: +44 (0) 191 33 43011<text:tab/>Institute for Computational Cosmology</text:span></text:p>
      <text:p text:style-name="P71"><text:tab/><text:span text:style-name="T37">Mobile: +44 (0) 737 693 4098<text:tab/>Department of Physics &amp; Astronomy, Durham University</text:span></text:p>
      <text:p text:style-name="P70"><text:tab/><text:a xlink:type="simple" xlink:href="mailto:kyle.a.oman@durham.ac.uk" text:style-name="Internet_20_link" text:visited-style-name="Visited_20_Internet_20_Link"><text:span text:style-name="T37">kyle.a.oman@durham.ac.uk</text:span></text:a><text:tab/><text:span text:style-name="T205">South Road, Durham DH1 3LE, United Kingdom<text:line-break/><text:tab/></text:span><text:a xlink:type="simple" xlink:href="https://kyleaoman.github.io/" text:style-name="Internet_20_link" text:visited-style-name="Visited_20_Internet_20_Link"><text:span text:style-name="T344">kyleaoman.github.io</text:span></text:a></text:p>
      <text:p text:style-name="P70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28"><text:span text:style-name="T254">Academic </text:span><text:span text:style-name="T256">Qualifications</text:span><text:span text:style-name="T250"><text:tab/></text:span></text:p>
      <text:p text:style-name="P15"><text:tab/><text:span text:style-name="T38">PhD<text:tab/></text:span><text:span text:style-name="T39">University of Victoria, Astronomy<text:tab/>Aug 201</text:span><text:span text:style-name="T45">7</text:span><text:span text:style-name="T3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9"><text:tab/></text:span><text:span text:style-name="T38">MSc<text:tab/></text:span><text:span text:style-name="T3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9"><text:tab/></text:span><text:span text:style-name="T38">BSc</text:span><text:span text:style-name="T39"><text:tab/>University of Waterloo, </text:span><text:span text:style-name="T40">Honours </text:span><text:span text:style-name="T39">Physics (Astrophysics spec.)<text:tab/>Jun 2011<text:line-break/><text:tab/><text:tab/>Graduated on Dean's Honour List<text:line-break/><text:tab/><text:tab/></text:span><text:span text:style-name="T40">Dissertation: “An object-oriented halo finder”<text:line-break/><text:tab/></text:span><text:span text:style-name="T39"><text:tab/></text:span><text:span text:style-name="T40">Supervisor: Michael Balogh</text:span></text:p>
      <text:p text:style-name="P120"><text:span text:style-name="T205">Employment</text:span><text:tab/></text:p>
      <text:p text:style-name="P61"><text:span text:style-name="T238"><text:tab/></text:span><text:span text:style-name="T241">Ass</text:span><text:span text:style-name="T242">oc</text:span><text:span text:style-name="T241">. Professor &amp; Royal Society Dorothy Hodgkin Fellow<text:tab/></text:span><text:span text:style-name="T242">Jul 2024</text:span><text:span text:style-name="T241"> – </text:span><text:span text:style-name="T242">present</text:span><text:span text:style-name="T241"><text:line-break/><text:tab/> <text:s/>Institute for Computational Cosmology </text:span><text:span text:style-name="T242">&amp;<text:line-break/><text:tab/> <text:s/>Centre for Extragalactic Astronomy, </text:span><text:span text:style-name="T241">Durham University</text:span></text:p>
      <text:p text:style-name="P61"><text:span text:style-name="T238"><text:tab/></text:span><text:span text:style-name="T241">Asst. Professor &amp; Royal Society Dorothy Hodgkin Fellow<text:tab/>Oct 2023 – </text:span><text:span text:style-name="T242">Jun 2024</text:span><text:span text:style-name="T241"><text:line-break/><text:tab/> <text:s/>Institute for Computational Cosmology </text:span><text:span text:style-name="T242">&amp;<text:line-break/><text:tab/> <text:s/>Centre for Extragalactic Astronomy, </text:span><text:span text:style-name="T241">Durham University</text:span></text:p>
      <text:p text:style-name="P54"><text:span text:style-name="T238"><text:tab/></text:span><text:span text:style-name="T242">Senior p</text:span><text:span text:style-name="T240">ostdoctoral research associate</text:span><text:span text:style-name="T239"><text:tab/>Jul 2022 </text:span><text:span text:style-name="T238">– </text:span><text:span text:style-name="T241">Sept 2023</text:span><text:span text:style-name="T224"><text:line-break/><text:tab/> <text:s/>Institute for Computational Cosmology, Durham University</text:span></text:p>
      <text:p text:style-name="P29"><text:tab/>Postdoctoral research associate<text:tab/>Oct 2019 – <text:span text:style-name="T339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43">Summer research internship<text:tab/>May 2010 – Aug 2010<text:line-break/></text:span><text:span text:style-name="T4"><text:tab/> <text:s/></text:span><text:span text:style-name="T102">Department of Physics &amp; Astronomy, University of Waterloo</text:span></text:p>
      <text:p text:style-name="P24"><text:span text:style-name="T102"><text:tab/>Summer research internship<text:tab/>May 20</text:span><text:span text:style-name="T104">09</text:span><text:span text:style-name="T102"> </text:span><text:span text:style-name="T103">– </text:span><text:span text:style-name="T102">Aug 2009<text:line-break/></text:span><text:span text:style-name="T4"><text:tab/> <text:s/></text:span><text:span text:style-name="T102">Department of Physics &amp; Astronomy, University of Waterloo</text:span></text:p>
      <text:p text:style-name="P130"><text:soft-page-break/><text:span text:style-name="T254">Grants, </text:span><text:span text:style-name="T257">Computing Time</text:span><text:span text:style-name="T248"> &amp; </text:span><text:span text:style-name="T252">Funding</text:span><text:span text:style-name="T248"><text:tab/></text:span></text:p>
      <text:p text:style-name="P27"><text:tab/><text:span text:style-name="T353">DiRAC 16</text:span><text:span text:style-name="T351">th</text:span><text:span text:style-name="T353"> RAC call for proposals (274M cpu-hr)<text:tab/>2024 – 2027<text:line-break/></text:span><text:span text:style-name="T10"><text:tab/> <text:s/>Title: “Virgo I: The formation, evolution and clustering of galaxies”<text:line-break/><text:tab/> <text:s/>Role: co-I</text:span></text:p>
      <text:p text:style-name="P27"><text:tab/><text:span text:style-name="T348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7"><text:tab/><text:span text:style-name="T347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7"><text:span text:style-name="T344"><text:tab/>Royal Society Dorothy Hodgkin Fellowship (GBP 1.</text:span><text:span text:style-name="T346">5</text:span><text:span text:style-name="T344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106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336">Cosmology and Astroparticle Student &amp; Postdoc Exchange Network Visitor (GBP</text:span><text:span text:style-name="T337"> </text:span><text:span text:style-name="T338">1 400</text:span><text:span text:style-name="T337">)</text:span><text:span text:style-name="T336"><text:tab/>2022</text:span><text:span text:style-name="T335"><text:line-break/><text:tab/> <text:s/></text:span><text:span text:style-name="T6">Title</text:span><text:span text:style-name="T5">: “Structure and equilibrium of simulated dwarf galaxies”</text:span><text:span text:style-name="T335"><text:tab/> <text:s/></text:span></text:p>
      <text:p text:style-name="P55"><text:span text:style-name="T232"><text:tab/>Durham University Physics Department Developing Talent Award </text:span><text:span text:style-name="T233">(GBP 4 000)</text:span><text:span text:style-name="T232"><text:tab/>2022<text:line-break/><text:tab/> <text:s/></text:span><text:span text:style-name="T34">Title</text:span><text:span text:style-name="T312">: “The fragility of dwarf galaxies used as dark matter tracers”</text:span></text:p>
      <text:p text:style-name="P127"><text:span text:style-name="T255">Scholarships</text:span><text:span text:style-name="T248"> &amp; Awards<text:tab/></text:span></text:p>
      <text:p text:style-name="P26"><text:tab/><text:span text:style-name="T339">Durham University Discretionary Award<text:tab/>202</text:span><text:span text:style-name="T345">3</text:span><text:span text:style-name="T339"><text:line-break/><text:tab/> <text:s/>GBP </text:span><text:span text:style-name="T344">5</text:span><text:span text:style-name="T339">00, Institution-level, award by nomination</text:span></text:p>
      <text:p text:style-name="P26"><text:tab/><text:span text:style-name="T339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 750, Institution-level, award by nomination</text:p>
      <text:p text:style-name="P22"><text:tab/>University of Victoria President’s Research Scholarship<text:tab/>2016<text:line-break/><text:tab/> <text:s/>CAD 4 000, Institution-level, award by nomination</text:p>
      <text:p text:style-name="P22"><text:tab/>National Science and Engineering Research Council Canada Graduate <text:tab/>2015 – 2016<text:line-break/><text:tab/><text:span text:style-name="T329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 000, Institution-level, award by nomination</text:p>
      <text:p text:style-name="P22"><text:tab/>Nora and Mark DeGoutière Memorial Scholarship<text:tab/><text:span text:style-name="T329">2014<text:line-break/></text:span><text:tab/> <text:s/>CAD 11 250, Institution-level, award by nomination</text:p>
      <text:p text:style-name="P22"><text:soft-page-break/><text:tab/>University of Victoria Fellowship<text:tab/><text:span text:style-name="T329">2013<text:line-break/></text:span><text:tab/> <text:s/>CAD 15 000, Institution-level, award by nomination</text:p>
      <text:p text:style-name="P22"><text:tab/>Queen Elizabeth II Graduate Scholarship in Science and Technology<text:tab/><text:span text:style-name="T329">2012<text:line-break/></text:span><text:tab/> <text:s/>CAD 15 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329">2009<text:line-break/></text:span><text:tab/>Research Award<text:line-break/><text:tab/> <text:s/>CAD 4 500, National-level, summer research scholarship</text:p>
      <text:p text:style-name="P119"><text:span text:style-name="T244">Research </text:span><text:span text:style-name="T330">student </text:span><text:span text:style-name="T244">supervision</text:span><text:tab/></text:p>
      <text:p text:style-name="P14"><text:span text:style-name="T61">I have co-supervised the thes</text:span><text:span text:style-name="T86">is work of </text:span><text:span text:style-name="T87">10</text:span><text:span text:style-name="T86"> students (3 BSc, </text:span><text:span text:style-name="T87">6</text:span><text:span text:style-name="T86"> MSc/</text:span><text:span text:style-name="T87">MPhys</text:span><text:span text:style-name="T86">, 1 PhD).</text:span><text:span text:style-name="T83"><text:tab/></text:span></text:p>
      <text:p text:style-name="P39"><text:span text:style-name="T40"><text:tab/></text:span><text:span text:style-name="T78">MPhys thesis co-supervisor (with M. Swinbank) for Brad Makinson<text:tab/>Oct 2024 – Apr 2025<text:line-break/><text:tab/> <text:s/>Institute for Computational Cosmology, Durham University</text:span></text:p>
      <text:p text:style-name="P39"><text:span text:style-name="T40"><text:tab/></text:span><text:span text:style-name="T78">MPhys thesis co-supervisor (with M. Swinbank) for Jack Carter<text:tab/>Oct 2024 – Apr 2025<text:line-break/><text:tab/> <text:s/>Institute for Computational Cosmology, Durham University</text:span></text:p>
      <text:p text:style-name="P39"><text:span text:style-name="T40"><text:tab/></text:span><text:span text:style-name="T78">Summer research placement supervisor for Loretta Lanigan<text:tab/>July 2024 – Aug 2024<text:line-break/><text:tab/> <text:s/>Institute for Computational Cosmology, Durham University</text:span></text:p>
      <text:p text:style-name="P39"><text:span text:style-name="T40"><text:tab/></text:span><text:span text:style-name="T76">Summer undergraduate research project supervisor for Mary Carstairs<text:tab/>July 2024 – Aug 2024<text:line-break/><text:tab/> <text:s/>Institute for Computational Cosmology, Durham University</text:span></text:p>
      <text:p text:style-name="P38"><text:span text:style-name="T40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7"><text:span text:style-name="T40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7"><text:span text:style-name="T40"><text:tab/></text:span><text:span text:style-name="T69">MPhys thesis co-supervisor (with M. Swinbank) for Lauryn Tapper<text:tab/>Oct 2022 </text:span><text:span text:style-name="T41">– </text:span><text:span text:style-name="T52">present<text:line-break/></text:span><text:span text:style-name="T68"><text:tab/> <text:s/>Institute for Computational Cosmology, Durham University<text:line-break/><text:tab/> <text:s/></text:span><text:span text:style-name="T20">“A dynamic analysis of the gas within simulated galaxies”</text:span></text:p>
      <text:p text:style-name="P35"><text:span text:style-name="T83"><text:tab/></text:span><text:span text:style-name="T84">Summer undergraduate research project supervisor for Eleanor Downing<text:tab/>Jul </text:span><text:span text:style-name="T85">– </text:span><text:span text:style-name="T84">Sept 2022</text:span><text:span text:style-name="T68"><text:line-break/><text:tab/> <text:s/>Institute for Computational Cosmology, Durham University<text:line-break/><text:tab/> <text:s/></text:span><text:span text:style-name="T20">“</text:span><text:span text:style-name="T19">The diverse perturbations affecting dwarf galaxies used as dark <text:line-break/><text:tab/> <text:s/>matter tracers</text:span><text:span text:style-name="T20">”</text:span></text:p>
      <text:p text:style-name="P34"><text:span text:style-name="T40"><text:tab/></text:span><text:span text:style-name="T39">M</text:span><text:span text:style-name="T69">Phys</text:span><text:span text:style-name="T39"> thesis co-supervisor (with A. Fattahi) for Alex Cooke<text:tab/>Oct 2021 </text:span><text:span text:style-name="T41">– </text:span><text:span text:style-name="T69">Apr 2022</text:span><text:span text:style-name="T39"><text:line-break/><text:tab/> <text:s/>Institute for Computational Cosmology, Durham University<text:line-break/><text:tab/> <text:s/></text:span><text:span text:style-name="T11">“</text:span><text:span text:style-name="T18">The lives and deaths of faint satellite galaxies</text:span><text:span text:style-name="T11">”</text:span></text:p>
      <text:p text:style-name="P50"><text:span text:style-name="T215"><text:tab/></text:span><text:span text:style-name="T217">M</text:span><text:span text:style-name="T227">Phys</text:span><text:span text:style-name="T217"> thesis co-supervisor (with C. Frenk) for Richard Brooks<text:tab/>Oct 2021 </text:span><text:span text:style-name="T208">– </text:span><text:span text:style-name="T227">Apr 2022</text:span><text:span text:style-name="T217"><text:line-break/><text:tab/> <text:s/>Institute for Computational Cosmology, Durham University<text:line-break/><text:tab/> <text:s/></text:span><text:span text:style-name="T28">“</text:span><text:span text:style-name="T29">A path to revealing the nature of dark matter by neutral gas</text:span><text:span text:style-name="T28">”</text:span></text:p>
      <text:p text:style-name="P13"><text:span text:style-name="T40"><text:tab/></text:span><text:span text:style-name="T52">PhD thesis co-supervisor (</text:span><text:span text:style-name="T56">with </text:span><text:span text:style-name="T52">R. Massey, C. Frenk</text:span><text:span text:style-name="T56">)</text:span><text:span text:style-name="T52"> for Ellen Sirks<text:tab/>Jan 2020 </text:span><text:span text:style-name="T41">– </text:span><text:span text:style-name="T70">Oct 2022</text:span><text:span text:style-name="T52"><text:line-break/><text:tab/> <text:s/>Institute for Computational Cosmology, Durham University</text:span></text:p>
      <text:p text:style-name="P13"><text:soft-page-break/><text:span text:style-name="T52"><text:tab/></text:span><text:span text:style-name="T66">Summer Nuffield Foundation Research Placement Host for Jared Turnbull<text:tab/>Aug 2021<text:line-break/><text:tab/> <text:s/>Institute for Computational Cosmology, Durham University<text:line-break/><text:tab/> <text:s/></text:span><text:span text:style-name="T17">“Visualisations of Simulated Galaxies”</text:span></text:p>
      <text:p text:style-name="P62"><text:span text:style-name="T215"><text:tab/></text:span><text:span text:style-name="T223">M</text:span><text:span text:style-name="T227">Phys</text:span><text:span text:style-name="T210"> thesis co-supervisor (with C. Frenk) for Finn Roper<text:tab/>Jun 2020 </text:span><text:span text:style-name="T208">– </text:span><text:span text:style-name="T217">Apr 2021</text:span><text:span text:style-name="T210"><text:line-break/><text:tab/> <text:s/>Institute for Computational Cosmology, Durham University<text:line-break/></text:span><text:span text:style-name="T27"><text:tab/> <text:s/>“The effect of baryon feedback on simulated dark matter<text:line-break/><text:tab/> <text:s/>distributions”</text:span></text:p>
      <text:p text:style-name="P60"><text:span text:style-name="T215"><text:tab/></text:span><text:span text:style-name="T207">MSc thesis co-supervisor (with M. Verheijen) for Anatolii Zadvornyi<text:tab/>Sept 2019 </text:span><text:span text:style-name="T208">– </text:span><text:span text:style-name="T217">Jul 2021</text:span><text:span text:style-name="T207"><text:line-break/></text:span><text:span text:style-name="T114"><text:tab/> <text:s/>Kapteyn Institute, Rijksuniversiteit Groningen<text:line-break/><text:tab/> <text:s/></text:span><text:span text:style-name="T26">“Star formation suppression, gas consumption and stripping in<text:line-break/><text:tab/> <text:s/>cluster satellites”</text:span></text:p>
      <text:p text:style-name="P12"><text:span text:style-name="T40"><text:tab/></text:span><text:span text:style-name="T50">MSc thesis co-supervisor (with S. Trager) for Amit Upadhyay<text:tab/>Sept 2018 </text:span><text:span text:style-name="T41">– </text:span><text:span text:style-name="T50">Aug 2020<text:line-break/><text:tab/> <text:s/></text:span><text:span text:style-name="T51">Kapteyn Institute, Rijksuniversiteit Groningen<text:line-break/><text:tab/> <text:s/></text:span><text:span text:style-name="T15">“Star formation histories of Coma Cluster galaxies matched to <text:line-break/><text:tab/> <text:s/>simulated orbits hints at quenching around first pericentre”</text:span></text:p>
      <text:p text:style-name="P49"><text:span text:style-name="T207"><text:tab/>BSc thesis co-supervisor (with M. Verheijen) for Anatolii Zadvornyi<text:tab/>Jan 2019 </text:span><text:span text:style-name="T208">– </text:span><text:span text:style-name="T207">May 2019<text:line-break/><text:tab/> <text:s/></text:span><text:span text:style-name="T209">Kapteyn Astronomical Institute, Rijksuniversiteit Groningen<text:line-break/><text:tab/> <text:s/></text:span><text:span text:style-name="T21">“</text:span><text:span text:style-name="T15">Enviromental </text:span><text:span text:style-name="T16">s</text:span><text:span text:style-name="T15">tar </text:span><text:span text:style-name="T16">f</text:span><text:span text:style-name="T15">ormation </text:span><text:span text:style-name="T16">s</text:span><text:span text:style-name="T15">uppression in </text:span><text:span text:style-name="T16">g</text:span><text:span text:style-name="T15">alaxy </text:span><text:span text:style-name="T16">c</text:span><text:span text:style-name="T15">lusters</text:span><text:span text:style-name="T21">”</text:span></text:p>
      <text:p text:style-name="P54"><text:span text:style-name="T215"><text:tab/></text:span><text:span text:style-name="T207">BSc</text:span><text:span text:style-name="T208"> thesis co-supervisor </text:span><text:span text:style-name="T207">(with J. Navarro, A. Fattahi) </text:span><text:span text:style-name="T208">for James Lan</text:span><text:span text:style-name="T207">e</text:span><text:span text:style-name="T208"><text:tab/>Sept 2016 – </text:span><text:span text:style-name="T214">Apr</text:span><text:span text:style-name="T208"> 2017<text:line-break/></text:span><text:span text:style-name="T115"><text:tab/> <text:s/></text:span><text:span text:style-name="T116">Department of Physics &amp; Astronomy, University of Victoria</text:span><text:span text:style-name="T208"><text:line-break/><text:tab/> <text:s/></text:span><text:span text:style-name="T23">“The mysterious progenitor of the Ophiuchus stream”</text:span></text:p>
      <text:p text:style-name="P40"><text:span text:style-name="T11"><text:tab/></text:span><text:span text:style-name="T50">BSc</text:span><text:span text:style-name="T39"> thesis co-supervisor </text:span><text:span text:style-name="T52">(with J. Navarro) for </text:span><text:span text:style-name="T39">Patrick McManus<text:tab/>Sept 2016 – </text:span><text:span text:style-name="T42">Apr</text:span><text:span text:style-name="T39"> 2017<text:line-break/><text:tab/> <text:s/></text:span><text:span text:style-name="T51">Department of Physics &amp; Astronomy, University of Victoria</text:span><text:span text:style-name="T39"><text:line-break/><text:tab/> <text:s/></text:span><text:span text:style-name="T11">“</text:span><text:span text:style-name="T15">T</text:span><text:span text:style-name="T11">he effect of an impulsive gravitational perturbation on a dark <text:line-break/><text:tab/> <text:s/>matter halo”</text:span></text:p>
      <text:p text:style-name="P118"><text:span text:style-name="T88">Teaching Experience</text:span><text:tab/></text:p>
      <text:p text:style-name="P11"><text:span text:style-name="T12"><text:tab/></text:span><text:span text:style-name="T90">Course development<text:tab/>May – Aug 2015<text:line-break/><text:tab/><text:tab/></text:span><text:span text:style-name="T12">Produced new draft of laboratory manual for </text:span><text:span text:style-name="T14">University of Victoria </text:span><text:span text:style-name="T12">undergraduate<text:line-break/><text:tab/><text:tab/>introductory astronomy course, in use as of Fall 2016. Development of visualization <text:tab/><text:tab/><text:tab/><text:tab/>software for use in same </text:span><text:span text:style-name="T14">c</text:span><text:span text:style-name="T12">ourse.</text:span></text:p>
      <text:p text:style-name="P69"><text:span text:style-name="T23"><text:tab/></text:span><text:span text:style-name="T135">Substitute lecturer<text:line-break/><text:tab/><text:tab/></text:span><text:span text:style-name="T33">Lectures for courses “Introduction to astronomy; Cosmic history” (Feb-Mar 2023, <text:tab/><text:tab/><text:tab/><text:tab/>instructor C. Frenk), “Introduction to galaxies” (Mar 2017, instructor J. Navarro).</text:span></text:p>
      <text:p text:style-name="P53"><text:span text:style-name="T23"><text:tab/></text:span><text:span text:style-name="T112">G</text:span><text:span text:style-name="T111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103"/>
      <text:p text:style-name="P63"><text:span text:style-name="T115"><text:tab/>Teaching Assistant</text:span><text:span text:style-name="T126">ships – 1</text:span><text:span text:style-name="T127">1</text:span><text:span text:style-name="T126"> appointments </text:span><text:span text:style-name="T127">totalling 45 months</text:span><text:span text:style-name="T126"><text:tab/>2010 – 20</text:span><text:span text:style-name="T127">22</text:span><text:span text:style-name="T126"><text:line-break/><text:tab/><text:tab/></text:span><text:span text:style-name="T3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1">demonstration and<text:tab/><text:tab/><text:tab/><text:tab/>grading for MSc scientific computing course.</text:span></text:p>
      <text:p text:style-name="P121"><text:span text:style-name="T105">Publications</text:span><text:span text:style-name="T101"><text:tab/></text:span></text:p>
      <text:p text:style-name="P67"><text:span text:style-name="T120">I </text:span><text:span text:style-name="T128">am an author of </text:span><text:span text:style-name="T145">60</text:span><text:span text:style-name="T128"> refereed articles (</text:span><text:span text:style-name="T148">5</text:span><text:span text:style-name="T149">658</text:span><text:span text:style-name="T145"> </text:span><text:span text:style-name="T128">citations, H=</text:span><text:span text:style-name="T138">3</text:span><text:span text:style-name="T144">2</text:span><text:span text:style-name="T128">), of which </text:span><text:span text:style-name="T145">10</text:span><text:span text:style-name="T128"> as the first author (</text:span><text:span text:style-name="T144">8</text:span><text:span text:style-name="T149">47</text:span><text:span text:style-name="T142"> </text:span><text:span text:style-name="T128">citations), and a further </text:span><text:span text:style-name="T134">2</text:span><text:span text:style-name="T141">2</text:span><text:span text:style-name="T128"> in which I had a major role. </text:span><text:span text:style-name="T129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9">. </text:span><text:span text:style-name="T130">I have highlighted some of my best work with a ★. </text:span><text:span text:style-name="T131">P</text:span><text:span text:style-name="T132">apers </text:span><text:span text:style-name="T131">led by students under my supervision</text:span><text:span text:style-name="T132"> are marked with a</text:span><text:span text:style-name="T152"> </text:span><text:span text:style-name="T164">†</text:span><text:span text:style-name="T342">.</text:span></text:p>
      <text:p text:style-name="P114">Pre-prints</text:p>
      <text:list text:style-name="L1">
        <text:list-item>
          <text:p text:style-name="P148"><text:span text:style-name="T164">R</text:span><text:span text:style-name="T160">iley, Shipp, Simpson, Bieri, Fattahi, Brown, </text:span><text:span text:style-name="T176">Oman</text:span><text:span text:style-name="T160">, Fragkoudi, Gómez, Grand and Marinacci (2024). </text:span><text:span text:style-name="T193">Auriga Streams I: distrupting satellites surrounding Milky Way-mass haloes at multiple resolutions.</text:span><text:span text:style-name="T160"> MNRAS, submitted. [arxiv:2410.09144]</text:span></text:p>
        </text:list-item>
        <text:list-item>
          <text:p text:style-name="P149"><text:span text:style-name="T164">A</text:span><text:span text:style-name="T160">mvrosiadis, Lange, Nightingale, He, Frenk, </text:span><text:span text:style-name="T176">Oman</text:span><text:span text:style-name="T160">, Smail, Swinbank, Fragkoudi, Gadotti, Cole, Borsato, Robertson, Massey, Cao and Li (202</text:span><text:span text:style-name="T173">4</text:span><text:span text:style-name="T160">). </text:span><text:span text:style-name="T193">The onset of bar formation in a massive galaxy at z~3.8.</text:span><text:span text:style-name="T160"> MNRAS, submitted. </text:span><text:span text:style-name="T170">[arxiv:2404.01918]</text:span></text:p>
        </text:list-item>
      </text:list>
      <text:p text:style-name="P115">Refereed publications in primary journals</text:p>
      <text:list text:continue-numbering="true" text:style-name="L1">
        <text:list-item>
          <text:p text:style-name="P150"><text:span text:style-name="T181">Maccagni, de Blok, Mancera Pi</text:span><text:span text:style-name="T293">ñ</text:span><text:span text:style-name="T294">a, Ragusa, Iodice, Spavone, McGaugh, </text:span><text:span text:style-name="T276">Oman</text:span><text:span text:style-name="T294">, Oosterloo, Koribalski, Adams, Amram, Bosma, Bigiel, Brinks, Chemin, Combes, Gibson, Healy, Holwerda, J</text:span><text:span text:style-name="T181">ó</text:span><text:span text:style-name="T294">zsa, Kamphuis, Kleiner, Kurapati, Marasco, Spekkens, Veronese, Walter, Zabel and Zijlstra (2024). </text:span><text:span text:style-name="T313">MHONGOOSE discovery of a gas-rich low-surface brightness galaxy in the Dorado Group</text:span><text:span text:style-name="T294">. A&amp;A </text:span><text:span text:style-name="T296">690: 69</text:span><text:span text:style-name="T294">. </text:span><text:span text:style-name="T295">[arxiv:2405.17000]</text:span></text:p>
        </text:list-item>
        <text:list-item>
          <text:p text:style-name="P153"><text:span text:style-name="T164">De Blok, Healy, Maccagni, Pisano, Bosma, English, Jarrett, Marasco, Meurer, Veronese, Bigiel, Chemin, Fraternali, Holwerfa, Kamphuis, K</text:span><text:span text:style-name="T288">löckner, Kleiner, Leroy, Mogotsi, </text:span><text:span text:style-name="T276">Oman</text:span><text:span text:style-name="T288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311">MHONGOOSE – A MeerKAT Nearby Galaxy H</text:span><text:span text:style-name="T352">i</text:span><text:span text:style-name="T311"> Survey.</text:span><text:span text:style-name="T288"> A&amp;A </text:span><text:span text:style-name="T290">688: A109</text:span><text:span text:style-name="T288">. </text:span><text:span text:style-name="T289">[arxiv:2404.01774]</text:span></text:p>
        </text:list-item>
        <text:list-item>
          <text:p text:style-name="P154"><text:span text:style-name="T179">Oman</text:span><text:span text:style-name="T181">, Frenk, Crain, Lovell and Pfeffer (2024). </text:span><text:span text:style-name="T198">A warm dark matter cosmogony may yield more low-mass galaxy detections in 21-cm surveys than a cold dark matter one.</text:span><text:span text:style-name="T181"> MNRAS </text:span><text:span text:style-name="T189">533: 67</text:span><text:span text:style-name="T188">.</text:span><text:span text:style-name="T181"> </text:span><text:span text:style-name="T187">[arxiv:2401.11878]</text:span></text:p>
        </text:list-item>
        <text:list-item>
          <text:p text:style-name="P151"><text:span text:style-name="T181">Brown, Fattahi, McCarthy, Font, </text:span><text:span text:style-name="T179">Oman</text:span><text:span text:style-name="T181"> and Riley (2024). </text:span><text:span text:style-name="T198">ARTEMIS emulator: exploring the effect of cosmology and galaxy formation physics on Milky Way-mass haloes and their satellites</text:span><text:span text:style-name="T181">. MNRAS </text:span><text:span text:style-name="T188">532: 1223</text:span><text:span text:style-name="T181">. </text:span><text:span text:style-name="T182">[arxiv:2403.11692]</text:span></text:p>
        </text:list-item>
        <text:list-item>
          <text:p text:style-name="P152"><text:span text:style-name="T179">Oman</text:span><text:span text:style-name="T181"> and Riley (2024). </text:span><text:span text:style-name="T198">An overlooked source of uncertainty in the mass of the Milky Way.</text:span><text:span text:style-name="T181"> MNRAS Letters </text:span><text:span text:style-name="T186">532: 48</text:span><text:span text:style-name="T181">. </text:span><text:span text:style-name="T183">[arxiv:2404.03726]</text:span></text:p>
        </text:list-item>
        <text:list-item>
          <text:p text:style-name="P155"><text:soft-page-break/><text:span text:style-name="T181">Jones, Sand, Karunakaran, Spekkens, </text:span><text:span text:style-name="T179">Oman</text:span><text:span text:style-name="T181">, Bennet, Besla, Crnojević, Cuillandre, Fielder, Gwyn and Mutlu-Pakdil (2023). </text:span><text:span text:style-name="T198">Gas and star formation in satellites of Milky Way analogs.</text:span><text:span text:style-name="T181"> ApJ </text:span><text:span text:style-name="T184">966: 93</text:span><text:span text:style-name="T181">. </text:span><text:span text:style-name="T185">[arxiv:2311.02152]</text:span></text:p>
        </text:list-item>
        <text:list-item>
          <text:p text:style-name="P156"><text:span text:style-name="T164">† Sirks, Harvey, Massey, </text:span><text:span text:style-name="T179">Oman</text:span><text:span text:style-name="T164">, Robertson, Frenk, Everett, Gill and McCleary (2023). </text:span><text:span text:style-name="T196">Hydrodynamical simulations of merging galaxy clusters: giant dark matter particle colliders, powered by gravity</text:span><text:span text:style-name="T164">. MNRAS </text:span><text:span text:style-name="T171">530: 3160</text:span><text:span text:style-name="T172">. </text:span><text:span text:style-name="T171">[arxiv:2405.00140]</text:span></text:p>
        </text:list-item>
        <text:list-item>
          <text:p text:style-name="P159"><text:span text:style-name="T164">P</text:span><text:span text:style-name="T160">uglisi, Dudzevičiūtė, Swinbank, Gillman, Tiley, Cirasuolo, Cortese, Glazebrook, Harrison, Ibar, Molina, Obreschkow, </text:span><text:span text:style-name="T176">Oman</text:span><text:span text:style-name="T160">, Schaller, Shankar and Sharples (2023). </text:span><text:span text:style-name="T193">KURVS: The outer rotation curve shapes and dark matter fractions of z~1.5 star-forming galaxies.</text:span><text:span text:style-name="T160"> MNRAS </text:span><text:span text:style-name="T169">524: 2814</text:span><text:span text:style-name="T160">. </text:span><text:span text:style-name="T168">[arxiv:2305.04382]</text:span></text:p>
        </text:list-item>
        <text:list-item>
          <text:p text:style-name="P161"><text:span text:style-name="T164">† </text:span><text:span text:style-name="T165">Brooks, </text:span><text:span text:style-name="T178">Oman</text:span><text:span text:style-name="T165"> and Frenk (202</text:span><text:span text:style-name="T174">3</text:span><text:span text:style-name="T165">). </text:span><text:span text:style-name="T195">The North-South asymmetry of the ALFALFA HI velocity width function</text:span><text:span text:style-name="T165">. MNRAS </text:span><text:span text:style-name="T168">522: 4043</text:span><text:span text:style-name="T165">. [arxiv:2211.08092]</text:span></text:p>
        </text:list-item>
        <text:list-item>
          <text:p text:style-name="P161"><text:span text:style-name="T164">† </text:span><text:span text:style-name="T168">Downing and </text:span><text:span text:style-name="T180">Oman</text:span><text:span text:style-name="T168"> (2023). </text:span><text:span text:style-name="T197">The many reasons that the rotation curves of low-mass galaxies can fail as tracers of their matter distributions.</text:span><text:span text:style-name="T168"> MNRAS 522: 3318. [arxiv:2301.05242]</text:span></text:p>
        </text:list-item>
        <text:list-item>
          <text:p text:style-name="P160"><text:span text:style-name="T164">R</text:span><text:span text:style-name="T165">eeves, Hudson and </text:span><text:span text:style-name="T178">Oman</text:span><text:span text:style-name="T165"> (202</text:span><text:span text:style-name="T174">3</text:span><text:span text:style-name="T165">). </text:span><text:span text:style-name="T195">Constraining satellite quenching timescales in galaxy clusters by forward-modelling stellar ages and quiescent fractions in projected phase space.</text:span><text:span text:style-name="T165"> MNRAS </text:span><text:span text:style-name="T168">522: 1779</text:span><text:span text:style-name="T165">. [arxiv:2211.09145]</text:span></text:p>
        </text:list-item>
        <text:list-item>
          <text:p text:style-name="P163"><text:span text:style-name="T164">† </text:span><text:span text:style-name="T288">Roper, </text:span><text:span text:style-name="T276">Oman</text:span><text:span text:style-name="T288">, Frenk, Ben</text:span><text:span text:style-name="T164">ítez-Llambay, Navarro and Santos-Santos (202</text:span><text:span text:style-name="T174">3</text:span><text:span text:style-name="T164">). </text:span><text:span text:style-name="T196">The diversity of rotation curves of simulated galaxies with cusps and cores</text:span><text:span text:style-name="T164">. MNRAS</text:span><text:span text:style-name="T167"> </text:span><text:span text:style-name="T168">521: 1316</text:span><text:span text:style-name="T164">. [arxiv:2203.16652]</text:span></text:p>
        </text:list-item>
        <text:list-item>
          <text:p text:style-name="P162"><text:span text:style-name="T161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77">Oman</text:span><text:span text:style-name="T161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66">(2022)</text:span><text:span text:style-name="T161">. </text:span><text:span text:style-name="T194">The Astropy project: Sustaining and growing a community-oriented open-source project and the latest major release (v5.0) of the core package.</text:span><text:span text:style-name="T161"> ApJ </text:span><text:span text:style-name="T165">935: 167</text:span><text:span text:style-name="T161">. </text:span><text:span text:style-name="T162">[arxiv:</text:span><text:span text:style-name="T163">2206.14220</text:span><text:span text:style-name="T162">]</text:span></text:p>
        </text:list-item>
        <text:list-item>
          <text:p text:style-name="P164"><text:span text:style-name="T286">Bilimogga, </text:span><text:span text:style-name="T275">Oman</text:span><text:span text:style-name="T286">, Verheijen and van der Hulst (2021). </text:span><text:span text:style-name="T310">Using EAGLE simulations to study the effect of observational constraints on determination of HI asymmetries in galaxies</text:span><text:span text:style-name="T286">. MNRAS </text:span><text:span text:style-name="T287">513: 5310</text:span><text:span text:style-name="T286">. [arxiv:2205.00675]</text:span></text:p>
        </text:list-item>
      </text:list>
      <text:p text:style-name="P68"><text:span text:style-name="T280"/></text:p>
      <text:list text:continue-numbering="true" text:style-name="L1">
        <text:list-item>
          <text:p text:style-name="P157"><text:span text:style-name="T280">Mancera</text:span><text:span text:style-name="T278">-Piña</text:span><text:span text:style-name="T282">, </text:span><text:span text:style-name="T280">Fraternali, Oosterloo, Adams, </text:span><text:span text:style-name="T272">Oman</text:span><text:span text:style-name="T280"> and Leisman (202</text:span><text:span text:style-name="T283">2</text:span><text:span text:style-name="T280">). </text:span><text:span text:style-name="T305">No need for dark matter: resolved kinematics of the ultra-diffuse galaxy AGC 114905.</text:span><text:span text:style-name="T280"> MNRAS</text:span><text:span text:style-name="T281"> 512: 3230</text:span><text:span text:style-name="T280">. [arxiv:</text:span><text:span text:style-name="T283">2112.00017</text:span><text:span text:style-name="T280">]</text:span></text:p>
        </text:list-item>
        <text:list-item>
          <text:p text:style-name="P158"><text:span text:style-name="T161">† </text:span><text:span text:style-name="T280">Sirks, </text:span><text:span text:style-name="T272">Oman</text:span><text:span text:style-name="T280">, Robertson, Massey and Frenk (2021). </text:span><text:span text:style-name="T305">The effects of self-interacting dark matter on the stripping of galaxies that fall into clusters</text:span><text:span text:style-name="T280">. MNRAS </text:span><text:span text:style-name="T281">511: 5927</text:span><text:span text:style-name="T280">. [arxiv:2109.03257]</text:span></text:p>
        </text:list-item>
        <text:list-item>
          <text:p text:style-name="P165"><text:span text:style-name="T327">Oman</text:span><text:span text:style-name="T319"> (202</text:span><text:span text:style-name="T322">2</text:span><text:span text:style-name="T319">). </text:span><text:span text:style-name="T300">The ALFALFA </text:span><text:span text:style-name="T301">HI</text:span><text:span text:style-name="T300"> velocity width function.</text:span><text:span text:style-name="T319"> MNRAS </text:span><text:span text:style-name="T321">509:</text:span><text:span text:style-name="T319"> </text:span><text:span text:style-name="T321">3268</text:span><text:span text:style-name="T319">. [arxiv:2108.08856]</text:span></text:p>
        </text:list-item>
        <text:list-item>
          <text:p text:style-name="P165"><text:span text:style-name="T315">K</text:span><text:span text:style-name="T314">arunakaran, Spekkens, </text:span><text:span text:style-name="T324">Oman</text:span><text:span text:style-name="T314">, Simpson, Fattahi, Sand, Bennet, Crnojevi</text:span><text:span text:style-name="T191">ć</text:span><text:span text:style-name="T314">, Frenk, G</text:span><text:span text:style-name="T191">ó</text:span><text:span text:style-name="T314">mez, Grand, Jones, Marinacci, Mutlu-Pakdil, Navarro </text:span><text:span text:style-name="T318">and</text:span><text:span text:style-name="T314"> Zaritsky (2021). </text:span><text:span text:style-name="T298">Satellites around Milky Way analogs: Tension in the number and fraction of quiescent satellites seen in observations versus simulations.</text:span><text:span text:style-name="T314"> ApJ </text:span><text:span text:style-name="T320">916: 19</text:span><text:span text:style-name="T314">. [arxiv:2105.09321]</text:span></text:p>
        </text:list-item>
        <text:list-item>
          <text:p text:style-name="P166"><text:span text:style-name="T340">† </text:span><text:span text:style-name="T314">Upadhyay, </text:span><text:span text:style-name="T324">Oman</text:span><text:span text:style-name="T314"> </text:span><text:span text:style-name="T318">and</text:span><text:span text:style-name="T326"> </text:span><text:span text:style-name="T314">Trager (2021). </text:span><text:span text:style-name="T298">Star formation histories of Coma Cluster galaxies matched to simulated orbits hint at quenching around first pericenter.</text:span><text:span text:style-name="T314"> A&amp;A </text:span><text:span text:style-name="T320">652: A16</text:span><text:span text:style-name="T314">. [arxiv:2104.04388]</text:span></text:p>
        </text:list-item>
        <text:list-item>
          <text:p text:style-name="P166"><text:span text:style-name="T315">Brouwer, </text:span><text:span text:style-name="T325">Oman</text:span><text:span text:style-name="T315">, </text:span><text:span text:style-name="T316">Valentijn, Bilicki, Heymans, Hoekstra, Napolitano, Roy, Tortora, Wright, Asgari, van den Busch, Dvornik, Erben, Giblin, Graham, Hildebrandt, Hopkins, Kannawadi, Kuijken, Liske, Shan, Tr</text:span><text:span text:style-name="T192">ö</text:span><text:span text:style-name="T316">ster and Visser (202</text:span><text:span text:style-name="T317">1</text:span><text:span text:style-name="T316">). </text:span><text:span text:style-name="T299">The weak lensing radial acceleration relation: Constraining modified gravity and cold dark matter theories with KiDS-1000.</text:span><text:span text:style-name="T316"> A&amp;A </text:span><text:span text:style-name="T317">650: A113</text:span><text:span text:style-name="T316">. </text:span><text:span text:style-name="T317">[arxiv:2106.11677]</text:span></text:p>
        </text:list-item>
        <text:list-item>
          <text:p text:style-name="P167"><text:span text:style-name="T263">B</text:span><text:span text:style-name="T260">oard, Bozorgnia, Strigari, Grand, Fattahi, Frenk, Marinacci, Navarro and </text:span><text:span text:style-name="T268">Oman</text:span><text:span text:style-name="T260"> (2021). </text:span><text:span text:style-name="T303">Velocity-dependent J-factors for annihilation radiation from cosmological simulations.</text:span><text:span text:style-name="T260"> JCAP 2021-04: 70. </text:span><text:span text:style-name="T264">[arxiv:</text:span><text:span text:style-name="T260">2101.06284</text:span><text:span text:style-name="T264">]</text:span></text:p>
        </text:list-item>
        <text:list-item>
          <text:p text:style-name="P167"><text:span text:style-name="T269">★ Oman</text:span><text:span text:style-name="T265">, Bahé, Healy, Hess, Hudson and Verheijen (2021). </text:span><text:span text:style-name="T306">A homogeneous measurement of the delay between the onsets of gas stripping and star formation quenching in satellite galaxies of groups and clusters.</text:span><text:span text:style-name="T265"> MNRAS </text:span><text:span text:style-name="T266">501: 5073</text:span><text:span text:style-name="T265">. [arxiv:2009.00667]</text:span></text:p>
        </text:list-item>
        <text:list-item>
          <text:p text:style-name="P167"><text:span text:style-name="T265">Deason, </text:span><text:span text:style-name="T269">Oman</text:span><text:span text:style-name="T265">, Fattahi, Schaller, Jauzac, Zhang, Montes, Bahé, Dalla Vecchia, Kay and Evans (2020). </text:span><text:span text:style-name="T306">Stellar splashback: </text:span><text:span text:style-name="T307">t</text:span><text:span text:style-name="T306">he edge of the intracluster light.</text:span><text:span text:style-name="T265"> MNRAS 500: 4181. [arxiv:2010.02937]</text:span></text:p>
        </text:list-item>
        <text:list-item>
          <text:p text:style-name="P167"><text:span text:style-name="T262">Genina, Read, Frenk, Cole, Benítez-Llambay, Ludlow, Navarro, </text:span><text:span text:style-name="T270">Oman</text:span><text:span text:style-name="T262"> and Robertson (2020). </text:span><text:span text:style-name="T304">To beta or not to beta: can higher-order Jeans analysis break the mass-anisotropy degeneracy in simulated dwarfs?</text:span><text:span text:style-name="T262"> MNRAS </text:span><text:span text:style-name="T265">498: 144</text:span><text:span text:style-name="T262">. [arxiv:1911.09124]</text:span></text:p>
        </text:list-item>
        <text:list-item>
          <text:p text:style-name="P167"><text:span text:style-name="T262">Deason, Fattahi, Frenk, Grand, </text:span><text:span text:style-name="T270">Oman</text:span><text:span text:style-name="T262">, Garrison-Kimmel, Simpson and Navarro (2020). </text:span><text:span text:style-name="T304">The edge of the Galaxy.</text:span><text:span text:style-name="T262"> MNRAS 496: 3929. [arxiv:2002.09497]</text:span></text:p>
        </text:list-item>
        <text:list-item>
          <text:p text:style-name="P167"><text:span text:style-name="T262">Mancera-Piña, Fraternali, </text:span><text:span text:style-name="T270">Oman</text:span><text:span text:style-name="T262">, Adams, Bacchini, Marasco, Oosterloo, Pezzulli, Posti, Leisman, Cannon, di Teodoro, Gault, Haynes, Reiter, Rhode, Salzer and Smith (2020). </text:span><text:span text:style-name="T304">Robust HI kinematics of gas-rich ultra-diffuse galaxies: hints of a weak-feedback formation scenario.</text:span><text:span text:style-name="T262"> MNRAS 495: 3636. [arxiv:2004.14392]</text:span></text:p>
        </text:list-item>
      </text:list>
      <text:p text:style-name="P107"><text:span text:style-name="T262"/></text:p>
      <text:list text:continue-numbering="true" text:style-name="L1">
        <text:list-item>
          <text:p text:style-name="P168"><text:span text:style-name="T262">Marasco, Posti, </text:span><text:span text:style-name="T270">Oman</text:span><text:span text:style-name="T262">, Famaey, Cresci and Fraternali (2020). </text:span><text:span text:style-name="T304">Massive disc galaxies in cosmological hydrodynamical simulations are too dark matter-dominated.</text:span><text:span text:style-name="T262"> A&amp;A, 883: L33. [arxiv:2005.01724]</text:span></text:p>
        </text:list-item>
        <text:list-item>
          <text:p text:style-name="P169"><text:span text:style-name="T262">★ Santos-Santos, Navarro, Robertson, Benítez-Llambay, </text:span><text:span text:style-name="T270">Oman</text:span><text:span text:style-name="T262">, Lovell, Frenk, Ludlow, Fattahi and Ritz (2020). </text:span><text:span text:style-name="T304">Baryonic clues to the puzzling diversity of dwarf galaxy rotation curves.</text:span><text:span text:style-name="T262"> MNRAS 495: 58. [arxiv:1911.09116]</text:span></text:p>
        </text:list-item>
        <text:list-item>
          <text:p text:style-name="P169"><text:span text:style-name="T262">Cautun, Benítez-Llambay, Deason, Frenk, Fattahi, Gómez, Grand, </text:span><text:span text:style-name="T270">Oman</text:span><text:span text:style-name="T262">, Navarro and Simpson (2020). </text:span><text:span text:style-name="T304">The Milky Way total mass profile as inferred fr</text:span><text:span text:style-name="T308">o</text:span><text:span text:style-name="T304">m Gaia DR2.</text:span><text:span text:style-name="T262"> MNRAS 494: 4291. [arxiv:1911.04557]</text:span></text:p>
        </text:list-item>
        <text:list-item>
          <text:p text:style-name="P167"><text:span text:style-name="T262">Richings, Frenk, Jenkins, Robertson, Fattahi, Grand, Navarro, Pakmor, Gómez, Marinacci and </text:span><text:span text:style-name="T270">Oman</text:span><text:span text:style-name="T262"> (2020). </text:span><text:span text:style-name="T304">Subhalo destruction in the APOSTLE and Auriga simulations.</text:span><text:span text:style-name="T262"> MNRAS 492: 5780. [arxiv:1811.12437]</text:span></text:p>
        </text:list-item>
        <text:list-item>
          <text:p text:style-name="P167"><text:span text:style-name="T341">† </text:span><text:span text:style-name="T262">Lane, Navarro, Fattahi, </text:span><text:span text:style-name="T270">Oman</text:span><text:span text:style-name="T262"> and Bovy (2020). </text:span><text:span text:style-name="T304">The Ophiuchus stream progenitor: a new type of globular cluster and its possible Sagittarius connection.</text:span><text:span text:style-name="T262"> MNRAS 492: 4164. [arxiv:1905.12633</text:span><text:span text:style-name="T261">]</text:span></text:p>
        </text:list-item>
        <text:list-item>
          <text:p text:style-name="P167"><text:span text:style-name="T262">Chauhan, Lagos, Obreschkow, Power, </text:span><text:span text:style-name="T270">Oman</text:span><text:span text:style-name="T262"> and Elahi (2019). </text:span><text:span text:style-name="T304">The HI velocity function: a test of cosmology or baryon physics?</text:span><text:span text:style-name="T262"> MNRAS 488: 5898. [arxiv:1906.06130</text:span><text:span text:style-name="T261">]</text:span></text:p>
        </text:list-item>
        <text:list-item>
          <text:p text:style-name="P167"><text:span text:style-name="T262">Genina, Frenk, Benítez-Llambay, Cole, Navarro, </text:span><text:span text:style-name="T270">Oman</text:span><text:span text:style-name="T262"> and Fattahi (2019). </text:span><text:span text:style-name="T304">The distinct stellar metallicity populations of simulated Local Group dwarfs.</text:span><text:span text:style-name="T262"> MNRAS 488: 2312. [arxiv:1812.04839]</text:span></text:p>
        </text:list-item>
        <text:list-item>
          <text:p text:style-name="P167"><text:span text:style-name="T262">Bose, Frenk, Jenkins, Fattahi, Gomez, Grand, Marinacci, Navarro, </text:span><text:span text:style-name="T270">Oman</text:span><text:span text:style-name="T262">, Pakmor, Schaye, Simpson and Springel (2019). </text:span><text:span text:style-name="T304">No cores in dark matter-dominated dwarf galaxies with bursty star formation histories.</text:span><text:span text:style-name="T262"> MNRAS, 486: 4790. [arxiv:1810.03635]</text:span></text:p>
        </text:list-item>
        <text:list-item>
          <text:p text:style-name="P167"><text:span text:style-name="T262">Owers, Hudson, </text:span><text:span text:style-name="T270">Oman</text:span><text:span text:style-name="T262">, Bland-Hawthron, Brough, Bryant, Cortese, Couch, Croom, van de Sande, Federrath, Groves, Hopkins, Lawrence, Lorente, McDermid, Medling, Richards, Scott, Taranu, Welker and Yi (2019). </text:span><text:span text:style-name="T304">The SAMI Galaxy Survey: Quenching of star formation in clusters I. Transition galaxies.</text:span><text:span text:style-name="T262"> ApJ 873: 52. [arxiv:1901.08185]</text:span></text:p>
        </text:list-item>
        <text:list-item>
          <text:p text:style-name="P167"><text:span text:style-name="T270">★ Oman</text:span><text:span text:style-name="T262">, Marasco, Navarro, Frenk, Schaye and Benítez-Llambay (2019). </text:span><text:span text:style-name="T304">Non-circular motions and the diversity of dwarf galaxy rotation curves.</text:span><text:span text:style-name="T262"> MNRAS 482: 821. [arxiv:1706.07478]</text:span></text:p>
        </text:list-item>
        <text:list-item>
          <text:p text:style-name="P167"><text:span text:style-name="T262">Digby, Navarro, Fattahi, Simpson, </text:span><text:span text:style-name="T270">Oman</text:span><text:span text:style-name="T262">, Gomez, Frenk, Grand and Pakmor (2018). </text:span><text:span text:style-name="T304">The star formation histories of dwarf galaxies in Local Group cosmological simulations.</text:span><text:span text:style-name="T262"> MNRAS 485: 5423. [arxiv:1812.04839]</text:span></text:p>
        </text:list-item>
        <text:list-item>
          <text:p text:style-name="P167"><text:span text:style-name="T262">Mancera-Piña, Fraternali, Adams, Marasco, Oosterloo, </text:span><text:span text:style-name="T270">Oman</text:span><text:span text:style-name="T262">, Leisman, di Teodoro, Posti, Battipaglia, Cannon, Gault, Haynes, Janowiecki, McAllan, Pagel, Reiter, Rhode, Salzer and Smith (2019). </text:span><text:span text:style-name="T304">Off the baryonic Tully-Fisher relation: a population of baryon-dominated ultra-diffuse galaxies.</text:span><text:span text:style-name="T262"> ApJL 883: 33. [arxiv:1909.01363]</text:span></text:p>
        </text:list-item>
        <text:list-item>
          <text:p text:style-name="P167"><text:span text:style-name="T262">Fattahi, Navarro, Frenk, </text:span><text:span text:style-name="T270">Oman</text:span><text:span text:style-name="T262">, Sawala and Schaller (2018). </text:span><text:span text:style-name="T304">Tidal stripping and the structure of dwarf galaxies in the Local Group.</text:span><text:span text:style-name="T262"> MNRAS 476: 3816. [arxiv:1707.03898]</text:span></text:p>
        </text:list-item>
      </text:list>
      <text:p text:style-name="P136"><text:span text:style-name="T278"/></text:p>
      <text:list text:continue-numbering="true" text:style-name="L1">
        <text:list-item>
          <text:p text:style-name="P138"><text:span text:style-name="T278">N</text:span><text:span text:style-name="T279">a</text:span><text:span text:style-name="T278">varro, Yozin, Loewen, Benítez-Llambay, Fattahi, Frenk, </text:span><text:span text:style-name="T271">Oman</text:span><text:span text:style-name="T278">, Schaye and Theuns (2018). </text:span><text:span text:style-name="T304">The innate origin of radial and vertical gradients in a simulated galaxy disc.</text:span><text:span text:style-name="T278"> MNRAS 476: 3648. [arxiv:1709.01040]</text:span></text:p>
        </text:list-item>
        <text:list-item>
          <text:p text:style-name="P139"><text:span text:style-name="T278">Marasco, </text:span><text:span text:style-name="T271">Oman</text:span><text:span text:style-name="T278">, Navarro, Frenk and Oosterloo (2018). </text:span><text:span text:style-name="T304">Bars in dark-matter-dominated dwarf galaxy discs.</text:span><text:span text:style-name="T278"> MNRAS 476: 2168. [arxiv:1711.09914]</text:span></text:p>
        </text:list-item>
        <text:list-item>
          <text:p text:style-name="P139"><text:span text:style-name="T278">Genina, <text:s/>Benítez-Llambay, Frenk, Cole, Fattahi, Navarro, </text:span><text:span text:style-name="T271">Oman</text:span><text:span text:style-name="T278">, Sawala and Theuns (2018). </text:span><text:span text:style-name="T304">The core-cusp problem: a matter of perspective.</text:span><text:span text:style-name="T278"> MNRAS 474: 1398. [arxiv:1707.06303]</text:span></text:p>
        </text:list-item>
        <text:list-item>
          <text:p text:style-name="P139"><text:span text:style-name="T278">Navarro, Benítez-Llambay, Fattahi, Frenk, Ludlow, </text:span><text:span text:style-name="T271">Oman</text:span><text:span text:style-name="T278">, Schaller and Theuns (2017). </text:span><text:span text:style-name="T304">The origin of the mass discrepancy-acceleration relation in ΛCDM.</text:span><text:span text:style-name="T278"> MNRAS 471: 1841. [arxiv:1612.06329]</text:span></text:p>
        </text:list-item>
        <text:list-item>
          <text:p text:style-name="P139"><text:span text:style-name="T278">Campbell, Frenk, Jenkins, Eke, Navarro, Sawala, Schaller, Fattahi, </text:span><text:span text:style-name="T271">Oman</text:span><text:span text:style-name="T278"> and Theuns (2017). </text:span><text:span text:style-name="T304">Knowing the unknowns: uncertainties in simple estimators of dynamical masses.</text:span><text:span text:style-name="T278"> MNRAS 469: 2335. [arxiv:1603.04443]</text:span></text:p>
        </text:list-item>
        <text:list-item>
          <text:p text:style-name="P139"><text:span text:style-name="T278">Wang, Fattahi, Cooper, Sawala, Strigari, Frenk, Navarro, </text:span><text:span text:style-name="T271">Oman</text:span><text:span text:style-name="T278"> and Schaller (2017). </text:span><text:span text:style-name="T304">Tidal features of classical Milky Way satellites in a Λ cold dark matter universe.</text:span><text:span text:style-name="T278"> MNRAS 468: 4887. [arxiv:1611.00778]</text:span></text:p>
        </text:list-item>
        <text:list-item>
          <text:p text:style-name="P139"><text:span text:style-name="T278">Sawala, Pihajoki, Johansson, Frenk, Navarro, </text:span><text:span text:style-name="T271">Oman</text:span><text:span text:style-name="T278"> and White (2017). </text:span><text:span text:style-name="T304">Shaken and stirred: The Milky Way's dark substructures.</text:span><text:span text:style-name="T278"> MNRAS 467: 4383. [arxiv:1609.01718]</text:span></text:p>
        </text:list-item>
        <text:list-item>
          <text:p text:style-name="P140"><text:span text:style-name="T278">Ludlow, Benítez-Llambay, Schaller, Theuns, Frenk, Bower, Schaye, Crain, Navarro, Fattahi and </text:span><text:span text:style-name="T271">Oman</text:span><text:span text:style-name="T278"> (2017). </text:span><text:span text:style-name="T304">The Mass-discrepancy acceleration relation: a natural outcome of galaxy formation in CDM halos.</text:span><text:span text:style-name="T278"> Phys Rev Lett 118: 161103. [arxiv:1610.07663]</text:span></text:p>
        </text:list-item>
        <text:list-item>
          <text:p text:style-name="P140"><text:span text:style-name="T278">Benítez-Llambay, Navarro, Frenk, Sawala, </text:span><text:span text:style-name="T271">Oman</text:span><text:span text:style-name="T278">, Fattahi, Schaller, Schaye, Crain and Theuns (2017). </text:span><text:span text:style-name="T304">The properties of “dark” LCDM haloes in the Local Group.</text:span><text:span text:style-name="T278"> MNRAS 465: 3913. [arxiv:1609.01301]</text:span></text:p>
        </text:list-item>
        <text:list-item>
          <text:p text:style-name="P139"><text:span text:style-name="T278">Starkenburg, </text:span><text:span text:style-name="T271">Oman</text:span><text:span text:style-name="T278">, Navarro, Crain, Fattahi, Frenk, Sawala and Schaye (2017). </text:span><text:span text:style-name="T304">The oldest and most pristine stars in the APOSTLE Local Group simulations.</text:span><text:span text:style-name="T278"> MNRAS 465: 2212. [arxiv:1609.05214]</text:span></text:p>
        </text:list-item>
        <text:list-item>
          <text:p text:style-name="P139"><text:span text:style-name="T278">Sales, Navarro, </text:span><text:span text:style-name="T271">Oman</text:span><text:span text:style-name="T278">, Fattahi, Ferrero, Abadi, Bower, Crain, Frenk, Sawala, Schaller, Schaye, Theuns and White (2016). </text:span><text:span text:style-name="T304">The low-mass end of the baryonic Tully-Fisher relation.</text:span><text:span text:style-name="T278"> MNRAS 464: 2419. [arxiv:1602.02155]</text:span></text:p>
        </text:list-item>
        <text:list-item>
          <text:p text:style-name="P139"><text:span text:style-name="T271">Oman</text:span><text:span text:style-name="T278"> and Hudson (2016). </text:span><text:span text:style-name="T304">Satellite quenching timescales in clusters from projected phase space measurements matched to simulated orbits.</text:span><text:span text:style-name="T278"> MNRAS, 463: 3083. [arxiv:1607.07934]</text:span></text:p>
        </text:list-item>
        <text:list-item>
          <text:p text:style-name="P139"><text:span text:style-name="T278">Schaller, Frenk, Fattahi, Navarro, </text:span><text:span text:style-name="T271">Oman</text:span><text:span text:style-name="T278"> and Sawala (2016). </text:span><text:span text:style-name="T304">The low abundance and insignificance of dark discs in simulated Milky Way galaxies.</text:span><text:span text:style-name="T278"> MNRAS 461: L56. [arxiv:1605.02770]</text:span></text:p>
        </text:list-item>
        <text:list-item>
          <text:p text:style-name="P139"><text:span text:style-name="T271">Oman</text:span><text:span text:style-name="T278">, Navarro, Sales, Fattahi, Frenk, Sawala, Schaller and White (2016). </text:span><text:span text:style-name="T304">Missing dark matter in dwarf galaxies?</text:span><text:span text:style-name="T278"> MNRAS 460: 3610. [arxiv:1601.01026]</text:span></text:p>
        </text:list-item>
        <text:list-item>
          <text:p text:style-name="P139"><text:span text:style-name="T278">Sawala, Frenk, Fattahi, Navarro, Bower, Crain, Dalla Vecchia, Furlong, Helly, Jenkins, </text:span><text:span text:style-name="T271">Oman</text:span><text:span text:style-name="T278">, Schaller, Schaye, Theuns, Trayford and White (2016). </text:span><text:span text:style-name="T304">The APOSTLE simulations: solutions to the Local Group's cosmic puzzles.</text:span><text:span text:style-name="T278"> MNRAS 457: 1931. [arxiv:1511.01098]</text:span></text:p>
        </text:list-item>
      </text:list>
      <text:p text:style-name="P136"><text:span text:style-name="T278"/></text:p>
      <text:list text:continue-numbering="true" text:style-name="L1">
        <text:list-item>
          <text:p text:style-name="P138"><text:span text:style-name="T278">Fattahi, Navarro, Sawala, Frenk, </text:span><text:span text:style-name="T271">Oman</text:span><text:span text:style-name="T278">, Crain, Furlong, Schaller, Schaye, Theuns and Jenkins (2016). </text:span><text:span text:style-name="T304">The APOSTLE project: Local Group kinematic mass constraints and simulation candidate selection.</text:span><text:span text:style-name="T278"> MNRAS 457: 844. [arxiv:1507.03643]</text:span></text:p>
        </text:list-item>
        <text:list-item>
          <text:p text:style-name="P139"><text:span text:style-name="T271">★ Oman</text:span><text:span text:style-name="T278">, Navarro, Fattahi, Frenk, Sawala, White, Bower, Crain, Furlong, Schaller, Schaye and Theuns (2015). </text:span><text:span text:style-name="T304">The unexpected diversity of dwarf galaxy rotation curves.</text:span><text:span text:style-name="T278"> MNRAS. 452: 3650. [arxiv:1504.01437]</text:span></text:p>
        </text:list-item>
        <text:list-item>
          <text:p text:style-name="P141"><text:span text:style-name="T278">Taranu, Hudson, Balogh, Smith, Power, </text:span><text:span text:style-name="T271">Oman</text:span><text:span text:style-name="T278">, Krane (2014). </text:span><text:span text:style-name="T304">Quenching star formation in cluster galaxies.</text:span><text:span text:style-name="T278"> MNRAS 440: 1934. [arxiv:1211.3411]</text:span></text:p>
        </text:list-item>
        <text:list-item>
          <text:p text:style-name="P141"><text:span text:style-name="T271">Oman</text:span><text:span text:style-name="T278">, Hudson and Behroozi (2013). </text:span><text:span text:style-name="T304">Disentangling satellite galaxy populations using orbit tracking in simulations.</text:span><text:span text:style-name="T278"> MNRAS 431: 2307. [arxiv:1301.6757]</text:span></text:p>
        </text:list-item>
      </text:list>
      <text:p text:style-name="P135"><text:span text:style-name="T262">O</text:span><text:span text:style-name="T260">ther refereed publications</text:span></text:p>
      <text:list text:continue-numbering="true" text:style-name="L1">
        <text:list-item>
          <text:p text:style-name="P142"><text:span text:style-name="T273">O</text:span><text:span text:style-name="T274">man</text:span><text:span text:style-name="T284"> (2024). </text:span><text:span text:style-name="T309">MARTINI: Mock Array Radio Telescope Interferometry of the Neutral ISM.</text:span><text:span text:style-name="T284"> JOSS 9: 6860. </text:span><text:span text:style-name="T285">[arxiv:</text:span><text:span text:style-name="T297">2406.05574</text:span><text:span text:style-name="T285">]</text:span></text:p>
        </text:list-item>
        <text:list-item>
          <text:p text:style-name="P139"><text:span text:style-name="T273">Oman</text:span><text:span text:style-name="T277">, Starkenburg and Navarro (2018). </text:span><text:span text:style-name="T308">The “building blocks” of stellar haloes.</text:span><text:span text:style-name="T277"> Galaxies 5: 33. [arxiv:1708.00929]</text:span></text:p>
          <text:p text:style-name="P143">Non-refereed publications &amp; software</text:p>
        </text:list-item>
        <text:list-item>
          <text:p text:style-name="P144"><text:span text:style-name="T39">Read, Steger, Walker, Genina, Frenk, Cole, </text:span><text:span text:style-name="T267">Ben</text:span><text:span text:style-name="T200">ítez-Llambay, </text:span><text:span text:style-name="T199">Ludlow, Navarro, </text:span><text:span text:style-name="T201">Oman</text:span><text:span text:style-name="T199">, Robertson, Collins, Ibata, Rich, Martin, Peñarrubia. Chapman, Tollerud and Weisz (2023). </text:span><text:span text:style-name="T193">GravSphere: Jeans modelling code.</text:span><text:span text:style-name="T199"> Astrophysics Source Code Library 2312.009.</text:span></text:p>
        </text:list-item>
        <text:list-item>
          <text:p text:style-name="P145"><text:span text:style-name="T38">Oman</text:span><text:span text:style-name="T39">, Brouwer, Ludlow and Navarro (2020). </text:span><text:span text:style-name="T11">Observational constraints on the slope of the radial acceleration relation at low accelerations.</text:span><text:span text:style-name="T39"> [arxiv:2006.06700]</text:span></text:p>
        </text:list-item>
        <text:list-item>
          <text:p text:style-name="P146"><text:span text:style-name="T38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46"><text:span text:style-name="T268">Oman</text:span><text:span text:style-name="T260"> (2017). </text:span><text:span text:style-name="T303">The APOSTLE simulations: Rotation curves derived from synthetic 21-cm observations.</text:span><text:span text:style-name="T260"> Rediscovering our Galaxy, Proceedings of the IAU Symposium 334: 213. [arXiv: 1712.02562]</text:span></text:p>
        </text:list-item>
        <text:list-item>
          <text:p text:style-name="P147"><text:span text:style-name="T314">Fattahi, Navarro, Sawala, Frenk, Sales, </text:span><text:span text:style-name="T324">Oman</text:span><text:span text:style-name="T314">, Schaller and Wang (2016). </text:span><text:span text:style-name="T298">The cold dark matter content of Galactic dwarf spheroidals: no cores, no failures, no problem.</text:span><text:span text:style-name="T314"> [arxiv:1607.06479]</text:span></text:p>
        </text:list-item>
        <text:list-item>
          <text:p text:style-name="P147"><text:span text:style-name="T323">Sawala, Frenk, Fattahi, Navarro, Bower, Crain, Dalla Vecchia, Furlong, Helly, Jenkins, </text:span><text:span text:style-name="T328">Oman</text:span><text:span text:style-name="T323">, Scahller, Schaye, Theuns, Trayford and White (2014). </text:span><text:span text:style-name="T302">Local Group galaxies emerge from the dark.</text:span><text:span text:style-name="T323"> [arxiv:1412.2748]</text:span></text:p>
        </text:list-item>
      </text:list>
      <text:p text:style-name="P108"><text:span text:style-name="T203">Conferences and Workshops</text:span><text:tab/></text:p>
      <text:p text:style-name="P134"><text:span text:style-name="T121"><text:tab/></text:span><text:span text:style-name="T107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58"><text:span text:style-name="T121"><text:tab/></text:span><text:span text:style-name="T140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65"><text:span text:style-name="T121"><text:tab/></text:span><text:span text:style-name="T146">SOC at “Small galaxies, cosmic questions II”<text:tab/>Aug 2024<text:line-break/><text:tab/> <text:s/>Durham University, Durham, United Kingdom</text:span></text:p>
      <text:p text:style-name="P65"><text:soft-page-break/><text:span text:style-name="T121"><text:tab/></text:span><text:span text:style-name="T137">Contributed talk at “Towards unified sub-grid prescriptions for galaxy mode</text:span><text:span text:style-name="T140">l</text:span><text:span text:style-name="T137">ling”<text:tab/>Sept 2023<text:line-break/><text:tab/> <text:s/>Lorentz Centre, Leiden, The Netherlands</text:span></text:p>
      <text:p text:style-name="P54"><text:span text:style-name="T121"><text:tab/></text:span><text:span text:style-name="T137">Contributed talk at “FiatLux”<text:tab/>Jun 2023<text:line-break/><text:tab/> <text:s/>Centro Mariapoli, Castel Gandolfo, Italy</text:span></text:p>
      <text:p text:style-name="P54"><text:span text:style-name="T121"><text:tab/></text:span><text:span text:style-name="T135">Contributed talk at </text:span><text:span text:style-name="T136">“Pathfinder HI Survey Coordination Committee workshop”<text:tab/></text:span><text:span text:style-name="T135">Mar 2023<text:line-break/><text:tab/> <text:s/>University of Cape Town, Cape Town, South Africa</text:span></text:p>
      <text:p text:style-name="P52"><text:span text:style-name="T121"><text:tab/></text:span><text:span text:style-name="T135">Poster at “IAUS 379: Dynamical masses of Local Group galaxies”<text:tab/>Mar 2023<text:line-break/><text:tab/> <text:s/>Telegrafenberg, Potsdam, Germany</text:span></text:p>
      <text:p text:style-name="P56"><text:span text:style-name="T121"><text:tab/></text:span><text:span text:style-name="T124">Contributed talk at “Virgo meeting”<text:tab/>Jul 2022<text:line-break/><text:tab/> <text:s/></text:span><text:span text:style-name="T125">Max-Planck Institute for Astrophysics, Garching, Germany</text:span></text:p>
      <text:p text:style-name="P64"><text:span text:style-name="T121"><text:tab/></text:span><text:span text:style-name="T123">Contributed</text:span><text:span text:style-name="T122"> talk at “</text:span><text:span text:style-name="T123">EAS2022/</text:span><text:span text:style-name="T122">SS8: D</text:span><text:span text:style-name="T150">warf galaxies beyond the Local Group”</text:span><text:span text:style-name="T151"><text:tab/></text:span><text:span text:style-name="T150">Jun 2022<text:line-break/><text:tab/> <text:s/>Valencia Conference Centre, Valencia, Spain</text:span></text:p>
      <text:p text:style-name="P109"><text:span text:style-name="T121"><text:tab/></text:span><text:span text:style-name="T123">Poster</text:span><text:span text:style-name="T122"> at “EAS2022/S4: Satellite galaxies and tidal streams”</text:span><text:span text:style-name="T121"><text:tab/></text:span><text:span text:style-name="T122">Jun 2022<text:line-break/><text:tab/> <text:s/>Valencia Conference Centre, Valencia, Spain</text:span></text:p>
      <text:p text:style-name="P59"><text:span text:style-name="T151"><text:tab/></text:span><text:span text:style-name="T150">Invited talk at “EAS2022/SS5: Neutral hydrogen”</text:span><text:span text:style-name="T151"><text:tab/></text:span><text:span text:style-name="T150">Jun 2022</text:span><text:span text:style-name="T122"><text:line-break/><text:tab/> <text:s/>Valencia Conference Centre, Valencia, Spain</text:span></text:p>
      <text:p text:style-name="P100"><text:tab/>Contributed talk at “Durham Edinburgh Exchange”<text:tab/>Jan 2022<text:line-break/><text:tab/> <text:s/>Virtual meeting</text:p>
      <text:p text:style-name="P79"><text:span text:style-name="T40"><text:tab/></text:span><text:span text:style-name="T67">Contributed talk at “Heraeus Seminar: Astrophysical windows on dark matter”<text:tab/>Nov 2021<text:line-break/><text:tab/> <text:s/>The Royal Society, London, United Kingdom</text:span></text:p>
      <text:p text:style-name="P78"><text:span text:style-name="T40"><text:tab/></text:span><text:span text:style-name="T62">Contributed talk </text:span><text:span text:style-name="T65">&amp; 2 posters</text:span><text:span text:style-name="T62"> at “National Astronomy Meeting 2021”<text:tab/>Jul 2021<text:line-break/><text:tab/> <text:s/>Virtual meeting</text:span></text:p>
      <text:p text:style-name="P77"><text:span text:style-name="T40"><text:tab/></text:span><text:span text:style-name="T62">SOC at “EAS2021/SS24: The role of nurture on the SF cycle in satellite </text:span><text:span text:style-name="T63">galaxies</text:span><text:span text:style-name="T62">”<text:tab/>Jun 2021<text:line-break/><text:tab/> <text:s/>Virtual meeting</text:span></text:p>
      <text:p text:style-name="P77"><text:span text:style-name="T40"><text:tab/></text:span><text:span text:style-name="T54">Contributed talk at “Durham Edinburgh Exchange”</text:span><text:span text:style-name="T40"><text:tab/></text:span><text:span text:style-name="T54">Jan 2021<text:line-break/><text:tab/> <text:s/>Virtual meeting</text:span></text:p>
      <text:p text:style-name="P99"><text:tab/>Contributed talk at “South American Dark Matter”<text:tab/>Dec 2020<text:line-break/><text:tab/> <text:s/>Virtual meeting</text:p>
      <text:p text:style-name="P99"><text:tab/>Contributed talk at “WALLABY Science Day”<text:tab/>Nov 2020<text:line-break/><text:tab/> <text:s/>Virtual meeting</text:p>
      <text:p text:style-name="P76"><text:span text:style-name="T40"><text:tab/></text:span><text:span text:style-name="T53">Invited talk at “Pathfinder HI Survey Coordination Committee workshop”<text:tab/>May 2020<text:line-break/><text:tab/> <text:s/>Virtual meeting</text:span></text:p>
      <text:p text:style-name="P74"><text:span text:style-name="T40"><text:tab/></text:span><text:span text:style-name="T53">Participant at “Virgo meeting”<text:tab/>Jan 2020<text:line-break/><text:tab/> <text:s/>Durham University, Durham, United Kingdom</text:span></text:p>
      <text:p text:style-name="P74"><text:span text:style-name="T40"><text:tab/></text:span><text:span text:style-name="T53">Contributed talk at “Durham Edinburgh Exchange”<text:tab/>Jan 2020<text:line-break/><text:tab/> <text:s/>Durham University, Durham, United Kingdom</text:span></text:p>
      <text:p text:style-name="P74"><text:span text:style-name="T40"/></text:p>
      <text:p text:style-name="P75"><text:span text:style-name="T40"><text:tab/></text:span><text:span text:style-name="T53">Contributed talk at “Galaxy evolution in a new era of HI surveys”<text:tab/>Aug 2019<text:line-break/><text:tab/> <text:s/>Munich Institute for Astro- and Particle Physics, Munich, Germany</text:span></text:p>
      <text:p text:style-name="P84"><text:span text:style-name="T39"><text:tab/></text:span><text:span text:style-name="T53">Contributed talk at “</text:span><text:span text:style-name="T79">Small galaxies, cosmic questions</text:span><text:span text:style-name="T53">”<text:tab/>Jul 2019<text:line-break/><text:tab/> <text:s/>Durham University, Durham, United Kingdom</text:span></text:p>
      <text:p text:style-name="P83"><text:span text:style-name="T39"><text:tab/></text:span><text:span text:style-name="T53">Contributed t</text:span><text:span text:style-name="T46">alk at “Computational cosmology”<text:tab/>Dec 2018<text:line-break/><text:tab/> <text:s/>Lorentz Centre, Leiden, The Netherlands</text:span></text:p>
      <text:p text:style-name="P73"><text:span text:style-name="T40"><text:tab/></text:span><text:span text:style-name="T46">Participant at </text:span><text:span text:style-name="T40">“</text:span><text:span text:style-name="T46">Blaauw Workshop: Galaxy dynamics in the current era”<text:tab/>Nov 2018<text:line-break/><text:tab/> <text:s/>Kapteyn Institute, Groningen, The Netherlands</text:span></text:p>
      <text:p text:style-name="P80"><text:span text:style-name="T39"><text:tab/></text:span><text:span text:style-name="T46">Contributed talk at “The HI/Story of the nearby Universe”<text:tab/>Sept 2018<text:line-break/><text:tab/> <text:s/>Kapteyn Institute/ASTRON, Groningen, The Netherlands</text:span></text:p>
      <text:p text:style-name="P73"><text:span text:style-name="T40"><text:tab/></text:span><text:span text:style-name="T46">Contributed talk at “Tensions in the LCDM paradigm”<text:tab/>May 2018<text:line-break/><text:tab/> <text:s/>Mainz Institute for Theoretical Physics, Mainz, Germany</text:span></text:p>
      <text:p text:style-name="P82"><text:span text:style-name="T39"><text:tab/></text:span><text:span text:style-name="T46">Poster at “The small-scale structure of cold(?) dark matter”<text:tab/>Ap</text:span><text:span text:style-name="T63">r</text:span><text:span text:style-name="T46"> 2018<text:line-break/><text:tab/> <text:s/>Kavli Institute for Theoretical Physics, Santa Barbara, USA</text:span></text:p>
      <text:p text:style-name="P81"><text:span text:style-name="T39"><text:tab/></text:span><text:span text:style-name="T46">Contributed talk at “Virgo meeting”<text:tab/>Dec 2017<text:line-break/><text:tab/> <text:s/>Max-Planck Institute for Astrophysics, Garching, Germany</text:span></text:p>
      <text:p text:style-name="P10"><text:span text:style-name="T96"><text:tab/>Invited talk at </text:span><text:span text:style-name="T13">“</text:span><text:span text:style-name="T96">IAUS 334: Rediscovering our Galaxy”<text:tab/>Jul 2017<text:line-break/><text:tab/> <text:s/>Telegrafenberg, Potsdam, Germany</text:span></text:p>
      <text:p text:style-name="P41"><text:span text:style-name="T89"><text:tab/></text:span><text:span text:style-name="T94">Contributed talk at “On the origin of baryonic galaxy haloes”<text:tab/>Mar 2017<text:line-break/><text:tab/> <text:s/>Observat</text:span><text:span text:style-name="T155">o</text:span><text:span text:style-name="T94">rio Astron</text:span><text:span text:style-name="T155">ómico de Quit</text:span><text:span text:style-name="T159">o</text:span><text:span text:style-name="T155">, Galapagos Islands, Ecuador</text:span></text:p>
      <text:p text:style-name="P110"><text:tab/>Contributed talk at “Northwest astronomy meeting”<text:tab/>Oct 2016<text:line-break/><text:tab/> <text:s/>Western Washington University, Bellingham, USA</text:p>
      <text:p text:style-name="P111"><text:tab/>Contributed talk at “Dark matter in the Milky Way”<text:tab/>May 2016<text:line-break/><text:tab/> <text:s/>Johannes Gutenburg University, Mainz, Germany</text:p>
      <text:p text:style-name="P113"><text:tab/>Contributed talk at “Dark matter on the smallest scales”<text:tab/>Apr 2016<text:line-break/><text:tab/> <text:s/>University of Leiden, Leiden, Netherlands</text:p>
      <text:p text:style-name="P112"><text:tab/>Contributed talk at “Potsdam thinkshop XIII: Near field cosmology”<text:tab/>Mar 2016<text:line-break/><text:tab/> <text:s/>Innsbruck University Centre, Obergurgl, Austria</text:p>
      <text:p text:style-name="P9"><text:span text:style-name="T155"><text:tab/></text:span><text:span text:style-name="T157">Participant at “HiPACC Summer School: AstroInformatics”<text:tab/>Aug 2012<text:line-break/><text:tab/> <text:s/>University of California </text:span><text:span text:style-name="T158">at </text:span><text:span text:style-name="T157">San Diego, San Diego, USA</text:span></text:p>
      <text:p text:style-name="P9"><text:span text:style-name="T155"><text:tab/></text:span><text:span text:style-name="T156">Poster at “Star formation and gas reservoirs in nearby groups and clusters”<text:tab/>Jul 2012<text:line-break/><text:tab/> <text:s/>Union College, Schenectady, USA</text:span></text:p>
      <text:p text:style-name="P117"><text:span text:style-name="T154">Invited </text:span><text:span text:style-name="T259">Colloquia &amp; </text:span><text:span text:style-name="T154">Seminars</text:span><text:tab/></text:p>
      <text:p text:style-name="P98"><text:tab/><text:span text:style-name="T349">Colloquium: ICRAR, University of Western Australia, Australia<text:tab/>Mar 2024</text:span></text:p>
      <text:p text:style-name="P102"><text:tab/>Colloquium: Cardiff University School of Physics &amp; Astronomy, UK<text:tab/>Nov 2023</text:p>
      <text:p text:style-name="P97"><text:tab/><text:span text:style-name="T343">Seminar: University of Edinburgh Institute for Astronomy, UK<text:tab/>Nov 2022</text:span></text:p>
      <text:p text:style-name="P101"><text:soft-page-break/><text:tab/>Seminar: University College London Cosmoparticle Initiative, UK<text:tab/>Mar 2022</text:p>
      <text:p text:style-name="P96"><text:tab/>Seminar: International Centre for Radio Astronomy Research, Australia<text:tab/>Aug 2021</text:p>
      <text:p text:style-name="P91"><text:span text:style-name="T259"><text:tab/>Colloquium: </text:span><text:span text:style-name="T246">Queen’s University Department of Physics and Astronomy, Canada<text:tab/>Jan 202</text:span><text:span text:style-name="T247">1</text:span></text:p>
      <text:p text:style-name="P48"><text:span text:style-name="T118"><text:tab/></text:span><text:span text:style-name="T117">Seminar</text:span><text:span text:style-name="T119">: </text:span><text:span text:style-name="T120">University of Nottingham School of Physics and Astronomy, UK<text:tab/>Dec 2020</text:span></text:p>
      <text:p text:style-name="P90"><text:span text:style-name="T245"><text:tab/></text:span><text:span text:style-name="T334">Seminar</text:span><text:span text:style-name="T259">: </text:span><text:span text:style-name="T246">Oxford University Department of Physics, UK<text:tab/>Oct 2020</text:span></text:p>
      <text:p text:style-name="P90"><text:span text:style-name="T245"><text:tab/></text:span><text:span text:style-name="T259">Seminar: </text:span><text:span text:style-name="T245">Universidade Federal do Esp</text:span><text:span text:style-name="T190">í</text:span><text:span text:style-name="T245">rito Santo Department of Physics, Brazil<text:tab/>Jul 2020</text:span></text:p>
      <text:p text:style-name="P95"><text:tab/><text:span text:style-name="T259">Colloquium: </text:span>University of Edinburgh Institute for Astronomy, UK<text:tab/>Feb 2020</text:p>
      <text:p text:style-name="P89"><text:tab/><text:span text:style-name="T259">Seminar: </text:span><text:span text:style-name="T245">Deutsches Elektronen-Synchrotron DESY, Germany<text:tab/>Nov 2019</text:span></text:p>
      <text:p text:style-name="P94"><text:tab/><text:span text:style-name="T259">Seminar: </text:span>University of Surrey Physics Department, UK<text:tab/>Sept 2017</text:p>
      <text:p text:style-name="P88"><text:tab/><text:span text:style-name="T259">Seminar: </text:span>University of Cambridge Institute of Astronomy, UK<text:tab/>May 2016</text:p>
      <text:p text:style-name="P87"><text:tab/><text:span text:style-name="T259">Seminar: </text:span>Astrophysics Institute Potsdam, Germany<text:tab/>Apr 2016</text:p>
      <text:p text:style-name="P87"><text:tab/><text:span text:style-name="T259">Seminar: </text:span>University of Washington Physics &amp; Astronomy Department, USA<text:tab/>Feb 2016</text:p>
      <text:p text:style-name="P87"><text:tab/><text:span text:style-name="T259">Seminar: </text:span>University of Waterloo Physics &amp; Astronomy Department, Canada<text:tab/>Dec 2014</text:p>
      <text:p text:style-name="P129"><text:span text:style-name="T251">Public Talks &amp; Outreach</text:span><text:span text:style-name="T250"><text:tab/></text:span></text:p>
      <text:p text:style-name="P66"><text:span text:style-name="T121"><text:tab/></text:span><text:span text:style-name="T143">Public talk: Newcastle Astronomical Society<text:tab/>Sept 2024</text:span></text:p>
      <text:p text:style-name="P66"><text:span text:style-name="T121"><text:tab/></text:span><text:span text:style-name="T147">Radio Astro Interviewee at IAU GA XXXIII<text:tab/>Aug 2024</text:span></text:p>
      <text:p text:style-name="P66"><text:span text:style-name="T121"><text:tab/></text:span><text:span text:style-name="T139">Caf</text:span><text:span text:style-name="T175">é</text:span><text:span text:style-name="T291"> Scientifique Durham speaker<text:tab/>May 2024</text:span></text:p>
      <text:p text:style-name="P57"><text:span text:style-name="T291"><text:tab/></text:span><text:span text:style-name="T292">Durham Schools Science Festival demonstrator<text:tab/>Mar 2024</text:span></text:p>
      <text:p text:style-name="P57"><text:span text:style-name="T121"><text:tab/></text:span><text:span text:style-name="T137">Street Cosmos at Blackhall demonstrator<text:tab/>Aug 2023</text:span></text:p>
      <text:p text:style-name="P54"><text:span text:style-name="T121"><text:tab/></text:span><text:span text:style-name="T133">Ogden Centre for Fundamental Physics </text:span><text:span text:style-name="T32">Ogden@20</text:span><text:span text:style-name="T133"> open day demonstrator<text:tab/>Nov 2022</text:span></text:p>
      <text:p text:style-name="P106"><text:span text:style-name="T215"><text:tab/></text:span><text:span text:style-name="T228">Celebrate Science! Durham demonstrator<text:tab/>Oct 2022</text:span></text:p>
      <text:p text:style-name="P105"><text:span text:style-name="T215"><text:tab/></text:span><text:span text:style-name="T218">Public talk: Sunderland Astronomical Society<text:tab/>Nov 2021</text:span></text:p>
      <text:p text:style-name="P104"><text:span text:style-name="T215"><text:tab/></text:span><text:span text:style-name="T216">Nuffield Foundation research placement host </text:span><text:span text:style-name="T222">for J. Turnbull</text:span><text:span text:style-name="T216"><text:tab/></text:span><text:span text:style-name="T218">Aug</text:span><text:span text:style-name="T216"> 2021</text:span></text:p>
      <text:p text:style-name="P93"><text:tab/>Royal Society Summer Science Exhibition Workshop<text:tab/>Jul 2021</text:p>
      <text:p text:style-name="P47"><text:span text:style-name="T22"><text:tab/></text:span><text:span text:style-name="T108">Public talk: </text:span><text:span text:style-name="T97">Rato Bangala School Science Club</text:span><text:span text:style-name="T109">, Nepal<text:tab/>Jul 20</text:span><text:span text:style-name="T110">20</text:span></text:p>
      <text:p text:style-name="P46"><text:span text:style-name="T110"><text:tab/></text:span><text:span text:style-name="T113">Durham ICC School visit</text:span><text:span text:style-name="T137">s</text:span><text:span text:style-name="T113"><text:tab/>Jan 2020 – </text:span><text:span text:style-name="T137">present</text:span></text:p>
      <text:p text:style-name="P92"><text:tab/>Celebrate Science! Durham demonstrator<text:tab/>Oct 2019</text:p>
      <text:p text:style-name="P8"><text:span text:style-name="T97"><text:tab/>Meet the IAU astronomers! programme member<text:tab/>2019 </text:span><text:span text:style-name="T91">– </text:span><text:span text:style-name="T97">present</text:span></text:p>
      <text:p text:style-name="P8"><text:span text:style-name="T13"><text:tab/></text:span><text:span text:style-name="T95">Public </text:span><text:span text:style-name="T97">t</text:span><text:span text:style-name="T95">alk: RAS of Canada, Victoria chapter monthly meeting<text:tab/>Apr 2017</text:span></text:p>
      <text:p text:style-name="P16"><text:span text:style-name="T13"><text:tab/></text:span><text:span text:style-name="T92">Public talk: Dominion Astrophysical Observatory </text:span><text:span text:style-name="T98">s</text:span><text:span text:style-name="T92">ummer star parties<text:tab/>Jul 2016</text:span></text:p>
      <text:p text:style-name="P17"><text:soft-page-break/><text:span text:style-name="T99"><text:tab/></text:span><text:span text:style-name="T100">University of Victoria Student Radio CFUV “Beyond the Jargon” interviewee<text:tab/>Dec 2016</text:span></text:p>
      <text:p text:style-name="P4"><text:span text:style-name="T92"><text:tab/></text:span><text:span text:style-name="T93">Public talk: SPACE: Students in Physics and Astronomy Communication<text:tab/>Jul 2016<text:line-break/><text:tab/> <text:s/>Enrichment</text:span></text:p>
      <text:p text:style-name="P87"><text:tab/>Public talk: SPACE: Students in Physics and Astronomy Communication<text:tab/>Aug 2015<text:line-break/><text:tab/> <text:s/>Enrichment</text:p>
      <text:p text:style-name="P86"><text:tab/>University of Victoria Observatory tours for various school, youth and <text:tab/>2015 – <text:span text:style-name="T204">2017</text:span><text:line-break/><text:tab/> <text:s/>general public groups<text:tab/></text:p>
      <text:p text:style-name="P85"><text:tab/><text:span text:style-name="T332">Contributor of &gt;250 physics &amp; astrophysics answers to public questions on the <text:tab/>2013 </text:span>– <text:span text:style-name="T332">present<text:line-break/><text:tab/> <text:s/>PhysicsSE Q&amp;A platform (physics.stackexchange.com/users/11053/kyle-oman)</text:span></text:p>
      <text:p text:style-name="P131"><text:span text:style-name="T249">Professional </text:span><text:span text:style-name="T253">Citizenship</text:span><text:span text:style-name="T248"><text:tab/></text:span></text:p>
      <text:p text:style-name="P58"><text:span text:style-name="T214"><text:tab/>Re</text:span><text:span text:style-name="T219">feree </text:span><text:span text:style-name="T214">for </text:span><text:span text:style-name="T220">MNRAS, ApJ, </text:span><text:span text:style-name="T221">A&amp;A,</text:span><text:span text:style-name="T220"> </text:span><text:span text:style-name="T229">NatAs, </text:span><text:span text:style-name="T211">PRL, </text:span><text:span text:style-name="T220">JCAP, </text:span><text:span text:style-name="T231">OJA, </text:span><text:span text:style-name="T234">JOSS,</text:span><text:span text:style-name="T214"><text:tab/>2016 – present<text:line-break/><text:tab/> <text:s/></text:span><text:span text:style-name="T234">Chinese Physics C</text:span></text:p>
      <text:p text:style-name="P51"><text:span text:style-name="T214"><text:tab/></text:span><text:span text:style-name="T228">Durham Astronomy &amp; Instrumentation internal mini-conference organiser<text:tab/>Jun 2022</text:span><text:span text:style-name="T215"><text:tab/></text:span></text:p>
      <text:p text:style-name="P7"><text:span text:style-name="T52"><text:tab/>Durham Physics Research Staff Consultative Committee m</text:span><text:span text:style-name="T55">ember</text:span><text:span text:style-name="T52"><text:tab/>2019 </text:span><text:span text:style-name="T41">– </text:span><text:span text:style-name="T72">present<text:line-break/><text:tab/> <text:s/>as co-chair: 2020 – 2023</text:span></text:p>
      <text:p text:style-name="P7"><text:span text:style-name="T52"><text:tab/></text:span><text:span text:style-name="T59">Durham Astronomy PhD admissions interview panellist<text:tab/>2020</text:span></text:p>
      <text:p text:style-name="P6"><text:span text:style-name="T52"><text:tab/>Durham Astronomy </text:span><text:span text:style-name="T55">ICC </text:span><text:span text:style-name="T52">postdoctoral representative </text:span><text:span text:style-name="T53">to </text:span><text:span text:style-name="T55">astronomy group</text:span><text:span text:style-name="T52"><text:tab/>20</text:span><text:span text:style-name="T55">20</text:span><text:span text:style-name="T52"> </text:span><text:span text:style-name="T41">– </text:span><text:span text:style-name="T71">2023</text:span></text:p>
      <text:p text:style-name="P45"><text:span text:style-name="T210"><text:tab/>Durham Astronomy Friday seminar co-organizer<text:tab/>2019 </text:span><text:span text:style-name="T208">– </text:span><text:span text:style-name="T211">2020</text:span></text:p>
      <text:p text:style-name="P6"><text:span text:style-name="T52"><text:tab/>Kapteyn Institute Monday seminar co-organizer<text:tab/>2018 </text:span><text:span text:style-name="T41">– </text:span><text:span text:style-name="T52">2019</text:span></text:p>
      <text:p text:style-name="P5"><text:span text:style-name="T42"><text:tab/></text:span><text:span text:style-name="T48">Funding proposal reviews for </text:span><text:span text:style-name="T75">UKRI/STFC (UK), SNF (Switzerland),<text:tab/>2018<text:line-break/><text:tab/> <text:s/></text:span><text:span text:style-name="T48">FWO (Belgium), Conicyt (Chile)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32"><text:span text:style-name="T258">Training &amp; professional development</text:span><text:span text:style-name="T248"><text:tab/></text:span></text:p>
      <text:p text:style-name="P124"><text:span text:style-name="T214"><text:tab/></text:span><text:span text:style-name="T237">Leadership effectiveness<text:tab/>Oct 2024<text:line-break/><text:tab/> <text:s/>The Royal Society &amp; ICL Business School</text:span></text:p>
      <text:p text:style-name="P124"><text:span text:style-name="T214"><text:tab/></text:span><text:span text:style-name="T235">Introduction to </text:span><text:span text:style-name="T236">m</text:span><text:span text:style-name="T235">anagement<text:tab/>Sept 2024<text:line-break/><text:tab/> <text:s/>The Royal Society &amp; ICL Business School</text:span></text:p>
      <text:p text:style-name="P124"><text:span text:style-name="T235"><text:tab/></text:span><text:span text:style-name="T237">Getting started with doctoral supervision<text:tab/>Jan 2024<text:line-break/><text:tab/> <text:s/>Durham Centre for Academic Development (DCAD)</text:span></text:p>
      <text:p text:style-name="P126"><text:soft-page-break/><text:span text:style-name="T235"><text:tab/></text:span><text:span text:style-name="T206">Research-informed public engagement<text:tab/>Jul 2023<text:line-break/><text:tab/> <text:s/>DiRAC &amp; Science Museums Group</text:span></text:p>
      <text:p text:style-name="P123"><text:span text:style-name="T153">Professional Memberships</text:span><text:tab/></text:p>
      <text:p text:style-name="P32"><text:span text:style-name="T43"><text:tab/></text:span><text:span text:style-name="T55">WALLABY survey member (Technical Working Group 1)</text:span><text:span text:style-name="T43"><text:tab/></text:span><text:span text:style-name="T55">2020 </text:span><text:span text:style-name="T39">–</text:span><text:span text:style-name="T55"> present<text:line-break/><text:tab/> <text:s/></text:span><text:span text:style-name="T73">TWG 1 co-chair: 2024 – present</text:span></text:p>
      <text:p text:style-name="P32"><text:span text:style-name="T73"><text:tab/></text:span><text:span text:style-name="T74">MIGHTEE-HI survey member<text:tab/>2023 – present</text:span></text:p>
      <text:p text:style-name="P32"><text:span text:style-name="T55"><text:tab/>MHONGOOSE survey member<text:tab/>2020 </text:span><text:span text:style-name="T39">– </text:span><text:span text:style-name="T55">present</text:span></text:p>
      <text:p text:style-name="P52"><text:span text:style-name="T211"><text:tab/></text:span><text:span text:style-name="T230">SKA </text:span><text:span text:style-name="T229">Cosmology</text:span><text:span text:style-name="T230"> Science Working Group member<text:tab/>202</text:span><text:span text:style-name="T229">2</text:span><text:span text:style-name="T230"> </text:span><text:span text:style-name="T214">– </text:span><text:span text:style-name="T230">present</text:span></text:p>
      <text:p text:style-name="P33"><text:span text:style-name="T55"><text:tab/></text:span><text:span text:style-name="T64">SKA HI Galaxy Science Working Group member<text:tab/>2021 </text:span><text:span text:style-name="T39">– </text:span><text:span text:style-name="T64">present</text:span></text:p>
      <text:p text:style-name="P36"><text:span text:style-name="T55"><text:tab/></text:span><text:span text:style-name="T39">Virgo Consortium for Cosmological Supercomputer Simulations </text:span><text:span text:style-name="T58">m</text:span><text:span text:style-name="T39">ember<text:tab/>2013 </text:span><text:span text:style-name="T42">– </text:span><text:span text:style-name="T39">present</text:span></text:p>
      <text:p text:style-name="P32"><text:span text:style-name="T43"><text:tab/></text:span><text:span text:style-name="T47">Canadian Astronomical Society (CASCA) Ordinary Member<text:tab/>2016 – </text:span><text:span text:style-name="T49">2019</text:span></text:p>
      <text:p text:style-name="P19"><text:tab/>International Astronomical Union (IAU) Junior Member<text:tab/>2018 – present</text:p>
      <text:p text:style-name="P19"><text:tab/><text:span text:style-name="T355">Fellow of the Royal Astronomical Society<text:tab/>2024 – present</text:span></text:p>
      <text:p text:style-name="P122"><text:span text:style-name="T331">Public codes &amp; utilities</text:span><text:tab/></text:p>
      <text:p text:style-name="P133"><text:span text:style-name="T225">A</text:span><text:span text:style-name="T206">s lead author:</text:span></text:p>
      <text:p text:style-name="P44"><text:span text:style-name="T225"><text:tab/></text:span><text:span text:style-name="T239">SWIFTGalaxy<text:tab/>2022</text:span><text:span text:style-name="T224"><text:line-break/><text:tab/> <text:s/>github.com/</text:span><text:span text:style-name="T226">SWIFTSIM</text:span><text:span text:style-name="T224">/swiftgalaxy</text:span></text:p>
      <text:p text:style-name="P31"><text:span text:style-name="T43"><text:tab/></text:span><text:span text:style-name="T60">MARTINI: Mock Array Radio Telescope Interferometry of the Neutral ISM<text:tab/>2019<text:line-break/><text:tab/> <text:s/>github.com/kyleaoman/martini<text:line-break/><text:tab/> <text:s/></text:span><text:span text:style-name="T77">Code reviewed through PyOpenSci &amp; published in JOSS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30">As contributor:</text:p>
      <text:p text:style-name="P30"><text:tab/>astropy, SWIFTSimIO <text:span text:style-name="T354">(co-maintainer)</text:span>, <text:span text:style-name="T350">3D</text:span>Barolo</text:p>
      <text:p text:style-name="P117"><text:span text:style-name="T154">Languages</text:span><text:tab/></text:p>
      <text:p text:style-name="P4"><text:span text:style-name="T40"><text:tab/></text:span><text:span text:style-name="T43">English (native), French (native), </text:span><text:span text:style-name="T49">Dutch (basic)</text:span></text:p>
      <text:p text:style-name="P116"><text:span text:style-name="T202">Citizenship</text:span><text:tab/></text:p>
      <text:p text:style-name="P3"><text:span text:style-name="T43"><text:tab/></text:span><text:span text:style-name="T44">Canadian</text:span></text:p>
      <text:p text:style-name="P125"><text:soft-page-break/>References<text:tab/></text:p>
      <text:p text:style-name="P42"><text:span text:style-name="T212"><text:tab/>Prof. </text:span><text:span text:style-name="T218">Carlos Frenk</text:span><text:span text:style-name="T212"><text:line-break/><text:tab/></text:span><text:span text:style-name="T218">Institute for Computational Cosmology</text:span><text:span text:style-name="T213">, </text:span><text:span text:style-name="T218">Durham University</text:span><text:span text:style-name="T213"><text:line-break/><text:tab/>+</text:span><text:span text:style-name="T218">44 191 334 3641</text:span><text:span text:style-name="T213"><text:line-break/><text:tab/></text:span><text:a xlink:type="simple" xlink:href="mailto:c.s.frenk@durham.ac.uk" text:style-name="Internet_20_link" text:visited-style-name="Visited_20_Internet_20_Link"><text:span text:style-name="T218">c.s.frenk@durham.ac.uk</text:span></text:a></text:p>
      <text:p text:style-name="P2"><text:span text:style-name="T40"><text:tab/></text:span><text:span text:style-name="T5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7">sctrager@astro.rug.nl</text:span></text:a></text:p>
      <text:p text:style-name="P43"><text:span text:style-name="T82"><text:tab/></text:span><text:span text:style-name="T81">Prof. Julio Navarro</text:span><text:span text:style-name="T80"><text:line-break/></text:span><text:span text:style-name="T81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81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10-28T14:14:38.102048090">2024-10-28</text:date></text:span><text:tab/></text:p>
      </style:header-first>
      <style:footer>
        <text:p text:style-name="Footer"><text:tab/><text:page-number text:select-page="current">16</text:page-number> <text:span text:style-name="MT4">of </text:span><text:span text:style-name="MT4"><text:page-count>16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6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2.6.2$Linux_X86_64 LibreOffice_project/420$Build-2</meta:generator>
    <dc:date>2024-10-28T14:14:38.019076855</dc:date>
    <meta:editing-duration>P1DT18H50M26S</meta:editing-duration>
    <meta:editing-cycles>209</meta:editing-cycles>
    <meta:print-date>2024-06-06T09:34:53.135962990</meta:print-date>
    <meta:printed-by>PDF files</meta:printed-by>
    <meta:document-statistic meta:table-count="0" meta:image-count="1" meta:object-count="0" meta:page-count="16" meta:paragraph-count="260" meta:word-count="4619" meta:character-count="34717" meta:non-whitespace-character-count="29725"/>
  </office:meta>
</office:document-meta>
</file>